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8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9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TRA2502a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Comma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Comma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Normal_TRA2501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30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Normal_TRA2501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3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36">
      <style:table-cell-properties fo:background-color="#FFFFFF"/>
    </style:style>
    <style:style style:name="ce35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Normal_32_4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39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4" style:data-style-name="N36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1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2" style:family="table-cell" style:parent-style-name="Normal_TRA2501_32_3" style:data-style-name="N38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3" style:family="table-cell" style:parent-style-name="Normal_TRA2501_32_3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4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5" style:family="table-cell" style:parent-style-name="Hyperlink_32_3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text-underline-style="none" style:text-underline-type="none" fo:font-weight="normal" style:font-weight-asian="normal" style:font-weight-complex="normal"/>
    </style:style>
    <style:style style:name="ce46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7" style:family="table-cell" style:parent-style-name="Normal_32_4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48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49" style:family="table-cell" style:parent-style-name="Normal_TRA2501_32_3" style:data-style-name="N38">
      <style:table-cell-properties fo:border-top="none" fo:border-bottom="2pt solid #000000" fo:border-left="none" fo:border-right="none"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Normal_TRA2501_32_3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Comma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2" style:family="table-cell" style:parent-style-name="Comma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3" style:family="table-cell" style:parent-style-name="Normal_TRA2502a_32_3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4" style:family="table-cell" style:parent-style-name="Normal_TRA2502a_32_3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56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7" style:family="table-cell" style:parent-style-name="Normal_32_4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_32_4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59" style:family="table-cell" style:parent-style-name="Normal_32_4" style:data-style-name="N0">
      <style:table-cell-properties style:vertical-align="automatic" fo:wrap-option="wrap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60" style:family="table-cell" style:parent-style-name="Normal_32_4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1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62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4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4" style:family="table-cell" style:parent-style-name="Normal_32_4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Normal_32_4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6" style:family="table-cell" style:parent-style-name="Normal_TRA9901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Normal_TRA9901_32_3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8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69" style:family="table-cell" style:parent-style-name="Heading_6._32_New_32_topics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70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1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72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3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Normal_32_2" style:data-style-name="N36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77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78" style:family="table-cell" style:parent-style-name="Normal_TRA2501" style:data-style-name="N37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Comma_32_3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80" style:family="table-cell" style:parent-style-name="Comma_32_3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81" style:family="table-cell" style:parent-style-name="Normal_TRA2502a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82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86" style:family="table-cell" style:parent-style-name="Normal_32_2" style:data-style-name="N0">
      <style:table-cell-properties style:vertical-align="automatic" fo:wrap-option="wrap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87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8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9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1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2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93" style:family="table-cell" style:parent-style-name="Normal_TRA9901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94" style:family="table-cell" style:parent-style-name="Normal_TRA9901_32_2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5" style:family="table-cell" style:parent-style-name="Normal_TRA9901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6" style:family="table-cell" style:parent-style-name="Normal_TRA9901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97" style:family="table-cell" style:parent-style-name="Normal_32_2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8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99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100" style:family="table-cell" style:parent-style-name="Normal_32_2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0.5291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29.25pt" style:use-optimal-row-height="fals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31.5pt" style:use-optimal-row-height="false" fo:break-before="auto"/>
    </style:style>
    <style:style style:name="ro7" style:family="table-row">
      <style:table-row-properties style:row-height="21.7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9.5pt" style:use-optimal-row-height="false" fo:break-before="auto"/>
    </style:style>
    <style:style style:name="ro10" style:family="table-row">
      <style:table-row-properties style:row-height="6pt" style:use-optimal-row-height="false" fo:break-before="auto"/>
    </style:style>
    <style:style style:name="ro11" style:family="table-row">
      <style:table-row-properties style:row-height="13.5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16_(2017)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3" table:number-columns-repeated="4" table:default-cell-style-name="ce6"/>
        <table:table-column table:style-name="co5" table:number-columns-repeated="16365" table:default-cell-style-name="ce6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number-columns-repeated="16372" table:style-name="ce4"/>
        </table:table-row>
        <table:table-row table:style-name="ro2">
          <table:table-cell office:value-type="string" table:number-columns-spanned="12" table:number-rows-spanned="1" table:style-name="ce3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4"/>
        </table:table-row>
        <table:table-row table:style-name="ro1">
          <table:table-cell office:value-type="string" table:style-name="ce5">
            <text:p>Table TRA4116</text:p>
          </table:table-cell>
          <table:table-cell table:style-name="ce5"/>
          <table:table-cell table:number-columns-repeated="11" table:style-name="ce3"/>
          <table:table-cell table:number-columns-repeated="16371" table:style-name="ce6"/>
        </table:table-row>
        <table:table-row table:style-name="ro1">
          <table:table-cell office:value-type="string" table:style-name="ce5">
            <text:p>Motor vehicle traffic (vehicle kilometres) by road class, road management and region in England, 2017</text:p>
          </table:table-cell>
          <table:table-cell table:style-name="ce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16371" table:style-name="ce6"/>
        </table:table-row>
        <table:table-row table:style-name="ro1">
          <table:table-cell table:number-columns-repeated="2" table:style-name="ce9"/>
          <table:table-cell table:number-columns-repeated="11" table:style-name="ce10"/>
          <table:table-cell table:number-columns-repeated="5" table:style-name="ce6"/>
          <table:table-cell office:value-type="string" table:style-name="ce11">
            <text:p>Billion vehicle kilometres / kilometres</text:p>
          </table:table-cell>
          <table:table-cell table:number-columns-repeated="16365"/>
        </table:table-row>
        <table:table-row table:style-name="ro3">
          <table:table-cell table:number-columns-repeated="2" table:style-name="ce12"/>
          <table:table-cell office:value-type="string" table:number-columns-spanned="8" table:number-rows-spanned="1" table:style-name="ce36">
            <text:p>Traffic volume</text:p>
          </table:table-cell>
          <table:covered-table-cell table:number-columns-repeated="7"/>
          <table:table-cell table:style-name="ce13"/>
          <table:table-cell office:value-type="string" table:number-columns-spanned="8" table:number-rows-spanned="1" table:style-name="ce36">
            <text:p>Road length</text:p>
          </table:table-cell>
          <table:covered-table-cell table:number-columns-repeated="7"/>
          <table:table-cell table:number-columns-repeated="16365" table:style-name="ce4"/>
        </table:table-row>
        <table:table-row table:style-name="ro4">
          <table:table-cell table:number-columns-repeated="2" table:style-name="ce12"/>
          <table:table-cell office:value-type="string" table:number-columns-spanned="3" table:number-rows-spanned="1" table:style-name="ce37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37">
            <text:p>Local authority (LA) managed <text:s/>roads</text:p>
          </table:table-cell>
          <table:covered-table-cell table:number-columns-repeated="2"/>
          <table:table-cell table:style-name="ce14"/>
          <table:table-cell table:style-name="ce15"/>
          <table:table-cell office:value-type="string" table:number-columns-spanned="3" table:number-rows-spanned="1" table:style-name="ce37">
            <text:p>Highways England (HE) managed roads</text:p>
          </table:table-cell>
          <table:covered-table-cell table:number-columns-repeated="2"/>
          <table:table-cell table:style-name="ce14"/>
          <table:table-cell office:value-type="string" table:number-columns-spanned="3" table:number-rows-spanned="1" table:style-name="ce37">
            <text:p>Local authority (LA) managed <text:s/>roads</text:p>
          </table:table-cell>
          <table:covered-table-cell table:number-columns-repeated="2"/>
          <table:table-cell table:style-name="ce15"/>
          <table:table-cell table:number-columns-repeated="16365" table:style-name="ce4"/>
        </table:table-row>
        <table:table-row table:style-name="ro5">
          <table:table-cell office:value-type="string" table:style-name="ce16">
            <text:p>Region</text:p>
          </table:table-cell>
          <table:table-cell table:style-name="ce17"/>
          <table:table-cell office:value-type="string" table:style-name="ce18">
            <text:p>Motorways</text:p>
          </table:table-cell>
          <table:table-cell office:value-type="string" table:style-name="ce18">
            <text:p>'A' roads</text:p>
          </table:table-cell>
          <table:table-cell office:value-type="string" table:style-name="ce18">
            <text:p>All HE roads</text:p>
          </table:table-cell>
          <table:table-cell table:style-name="ce18"/>
          <table:table-cell office:value-type="string" table:style-name="ce18">
            <text:p>Major roads</text:p>
          </table:table-cell>
          <table:table-cell office:value-type="string" table:style-name="ce18">
            <text:p>Minor roads</text:p>
          </table:table-cell>
          <table:table-cell office:value-type="string" table:style-name="ce18">
            <text:p>All LA roads</text:p>
          </table:table-cell>
          <table:table-cell office:value-type="string" table:style-name="ce18">
            <text:p>All Roads</text:p>
          </table:table-cell>
          <table:table-cell table:style-name="ce18"/>
          <table:table-cell office:value-type="string" table:style-name="ce18">
            <text:p>Motorways</text:p>
          </table:table-cell>
          <table:table-cell office:value-type="string" table:style-name="ce18">
            <text:p>'A' roads</text:p>
          </table:table-cell>
          <table:table-cell office:value-type="string" table:style-name="ce18">
            <text:p>All HE roads</text:p>
          </table:table-cell>
          <table:table-cell table:style-name="ce18"/>
          <table:table-cell office:value-type="string" table:style-name="ce18">
            <text:p>Major roads</text:p>
          </table:table-cell>
          <table:table-cell office:value-type="string" table:style-name="ce18">
            <text:p>Minor roads</text:p>
          </table:table-cell>
          <table:table-cell office:value-type="string" table:style-name="ce18">
            <text:p>All LA roads</text:p>
          </table:table-cell>
          <table:table-cell office:value-type="string" table:style-name="ce18">
            <text:p>All Roads</text:p>
          </table:table-cell>
          <table:table-cell table:number-columns-repeated="16365" table:style-name="ce19"/>
        </table:table-row>
        <table:table-row table:style-name="ro2">
          <table:table-cell office:value-type="string" table:style-name="ce20">
            <text:p>North East</text:p>
          </table:table-cell>
          <table:table-cell table:style-name="ce20"/>
          <table:table-cell office:value-type="float" office:value="1.2" table:style-name="ce21">
            <text:p>1.2</text:p>
          </table:table-cell>
          <table:table-cell office:value-type="float" office:value="4.4000000000000004" table:style-name="ce21">
            <text:p>4.4</text:p>
          </table:table-cell>
          <table:table-cell office:value-type="float" office:value="5.6" table:style-name="ce21">
            <text:p>5.6</text:p>
          </table:table-cell>
          <table:table-cell table:style-name="ce21"/>
          <table:table-cell office:value-type="float" office:value="6.7" table:style-name="ce21">
            <text:p>6.7</text:p>
          </table:table-cell>
          <table:table-cell office:value-type="float" office:value="7.1" table:style-name="ce21">
            <text:p>7.1</text:p>
          </table:table-cell>
          <table:table-cell office:value-type="float" office:value="13.8" table:style-name="ce21">
            <text:p>13.8</text:p>
          </table:table-cell>
          <table:table-cell office:value-type="float" office:value="19.399999999999999" table:style-name="ce21">
            <text:p>19.4</text:p>
          </table:table-cell>
          <table:table-cell table:style-name="ce22"/>
          <table:table-cell office:value-type="float" office:value="56" table:style-name="ce23">
            <text:p>56</text:p>
          </table:table-cell>
          <table:table-cell office:value-type="float" office:value="347" table:style-name="ce23">
            <text:p>347</text:p>
          </table:table-cell>
          <table:table-cell office:value-type="float" office:value="403" table:style-name="ce23">
            <text:p>403</text:p>
          </table:table-cell>
          <table:table-cell table:style-name="ce23"/>
          <table:table-cell office:value-type="float" office:value="1437" table:style-name="ce23">
            <text:p>1,437</text:p>
          </table:table-cell>
          <table:table-cell office:value-type="float" office:value="14494" table:style-name="ce23">
            <text:p>14,494</text:p>
          </table:table-cell>
          <table:table-cell office:value-type="float" office:value="15931" table:style-name="ce23">
            <text:p>15,931</text:p>
          </table:table-cell>
          <table:table-cell office:value-type="float" office:value="16334" table:style-name="ce23">
            <text:p>16,334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North West</text:p>
          </table:table-cell>
          <table:table-cell table:style-name="ce20"/>
          <table:table-cell office:value-type="float" office:value="18.7" table:style-name="ce21">
            <text:p>18.7</text:p>
          </table:table-cell>
          <table:table-cell office:value-type="float" office:value="2.5" table:style-name="ce21">
            <text:p>2.5</text:p>
          </table:table-cell>
          <table:table-cell office:value-type="float" office:value="21.2" table:style-name="ce21">
            <text:p>21.2</text:p>
          </table:table-cell>
          <table:table-cell table:style-name="ce21"/>
          <table:table-cell office:value-type="float" office:value="18" table:style-name="ce21">
            <text:p>18.0</text:p>
          </table:table-cell>
          <table:table-cell office:value-type="float" office:value="17.7" table:style-name="ce21">
            <text:p>17.7</text:p>
          </table:table-cell>
          <table:table-cell office:value-type="float" office:value="35.700000000000003" table:style-name="ce21">
            <text:p>35.7</text:p>
          </table:table-cell>
          <table:table-cell office:value-type="float" office:value="56.9" table:style-name="ce21">
            <text:p>56.9</text:p>
          </table:table-cell>
          <table:table-cell table:style-name="ce22"/>
          <table:table-cell office:value-type="float" office:value="630" table:style-name="ce23">
            <text:p>630</text:p>
          </table:table-cell>
          <table:table-cell office:value-type="float" office:value="294" table:style-name="ce23">
            <text:p>294</text:p>
          </table:table-cell>
          <table:table-cell office:value-type="float" office:value="925" table:style-name="ce23">
            <text:p>925</text:p>
          </table:table-cell>
          <table:table-cell table:style-name="ce23"/>
          <table:table-cell office:value-type="float" office:value="3753" table:style-name="ce23">
            <text:p>3,753</text:p>
          </table:table-cell>
          <table:table-cell office:value-type="float" office:value="32470" table:style-name="ce23">
            <text:p>32,470</text:p>
          </table:table-cell>
          <table:table-cell office:value-type="float" office:value="36223" table:style-name="ce23">
            <text:p>36,223</text:p>
          </table:table-cell>
          <table:table-cell office:value-type="float" office:value="37147" table:style-name="ce23">
            <text:p>37,147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11.6" table:style-name="ce21">
            <text:p>11.6</text:p>
          </table:table-cell>
          <table:table-cell office:value-type="float" office:value="3.2" table:style-name="ce21">
            <text:p>3.2</text:p>
          </table:table-cell>
          <table:table-cell office:value-type="float" office:value="14.8" table:style-name="ce21">
            <text:p>14.8</text:p>
          </table:table-cell>
          <table:table-cell table:style-name="ce21"/>
          <table:table-cell office:value-type="float" office:value="14.5" table:style-name="ce21">
            <text:p>14.5</text:p>
          </table:table-cell>
          <table:table-cell office:value-type="float" office:value="14.7" table:style-name="ce21">
            <text:p>14.7</text:p>
          </table:table-cell>
          <table:table-cell office:value-type="float" office:value="29.2" table:style-name="ce21">
            <text:p>29.2</text:p>
          </table:table-cell>
          <table:table-cell office:value-type="float" office:value="44.1" table:style-name="ce21">
            <text:p>44.1</text:p>
          </table:table-cell>
          <table:table-cell table:style-name="ce22"/>
          <table:table-cell office:value-type="float" office:value="418" table:style-name="ce23">
            <text:p>418</text:p>
          </table:table-cell>
          <table:table-cell office:value-type="float" office:value="277" table:style-name="ce23">
            <text:p>277</text:p>
          </table:table-cell>
          <table:table-cell office:value-type="float" office:value="695" table:style-name="ce23">
            <text:p>695</text:p>
          </table:table-cell>
          <table:table-cell table:style-name="ce23"/>
          <table:table-cell office:value-type="float" office:value="3089" table:style-name="ce23">
            <text:p>3,089</text:p>
          </table:table-cell>
          <table:table-cell office:value-type="float" office:value="28315" table:style-name="ce23">
            <text:p>28,315</text:p>
          </table:table-cell>
          <table:table-cell office:value-type="float" office:value="31404" table:style-name="ce23">
            <text:p>31,404</text:p>
          </table:table-cell>
          <table:table-cell office:value-type="float" office:value="32099" table:style-name="ce23">
            <text:p>32,099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East Midlands</text:p>
          </table:table-cell>
          <table:table-cell table:style-name="ce20"/>
          <table:table-cell office:value-type="float" office:value="7" table:style-name="ce21">
            <text:p>7.0</text:p>
          </table:table-cell>
          <table:table-cell office:value-type="float" office:value="8.5" table:style-name="ce21">
            <text:p>8.5</text:p>
          </table:table-cell>
          <table:table-cell office:value-type="float" office:value="15.5" table:style-name="ce21">
            <text:p>15.5</text:p>
          </table:table-cell>
          <table:table-cell table:style-name="ce21"/>
          <table:table-cell office:value-type="float" office:value="14.2" table:style-name="ce21">
            <text:p>14.2</text:p>
          </table:table-cell>
          <table:table-cell office:value-type="float" office:value="14.5" table:style-name="ce21">
            <text:p>14.5</text:p>
          </table:table-cell>
          <table:table-cell office:value-type="float" office:value="28.7" table:style-name="ce21">
            <text:p>28.7</text:p>
          </table:table-cell>
          <table:table-cell office:value-type="float" office:value="44.2" table:style-name="ce21">
            <text:p>44.2</text:p>
          </table:table-cell>
          <table:table-cell table:style-name="ce22"/>
          <table:table-cell office:value-type="float" office:value="200" table:style-name="ce23">
            <text:p>200</text:p>
          </table:table-cell>
          <table:table-cell office:value-type="float" office:value="590" table:style-name="ce23">
            <text:p>590</text:p>
          </table:table-cell>
          <table:table-cell office:value-type="float" office:value="790" table:style-name="ce23">
            <text:p>790</text:p>
          </table:table-cell>
          <table:table-cell table:style-name="ce23"/>
          <table:table-cell office:value-type="float" office:value="3294" table:style-name="ce23">
            <text:p>3,294</text:p>
          </table:table-cell>
          <table:table-cell office:value-type="float" office:value="27605" table:style-name="ce23">
            <text:p>27,605</text:p>
          </table:table-cell>
          <table:table-cell office:value-type="float" office:value="30899" table:style-name="ce23">
            <text:p>30,899</text:p>
          </table:table-cell>
          <table:table-cell office:value-type="float" office:value="31689" table:style-name="ce23">
            <text:p>31,689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West Midlands</text:p>
          </table:table-cell>
          <table:table-cell table:style-name="ce20"/>
          <table:table-cell office:value-type="float" office:value="13.7" table:style-name="ce21">
            <text:p>13.7</text:p>
          </table:table-cell>
          <table:table-cell office:value-type="float" office:value="4.7" table:style-name="ce21">
            <text:p>4.7</text:p>
          </table:table-cell>
          <table:table-cell office:value-type="float" office:value="18.399999999999999" table:style-name="ce21">
            <text:p>18.4</text:p>
          </table:table-cell>
          <table:table-cell table:style-name="ce21"/>
          <table:table-cell office:value-type="float" office:value="14.8" table:style-name="ce21">
            <text:p>14.8</text:p>
          </table:table-cell>
          <table:table-cell office:value-type="float" office:value="17.5" table:style-name="ce21">
            <text:p>17.5</text:p>
          </table:table-cell>
          <table:table-cell office:value-type="float" office:value="32.299999999999997" table:style-name="ce21">
            <text:p>32.3</text:p>
          </table:table-cell>
          <table:table-cell office:value-type="float" office:value="50.7" table:style-name="ce21">
            <text:p>50.7</text:p>
          </table:table-cell>
          <table:table-cell table:style-name="ce22"/>
          <table:table-cell office:value-type="float" office:value="441" table:style-name="ce23">
            <text:p>441</text:p>
          </table:table-cell>
          <table:table-cell office:value-type="float" office:value="441" table:style-name="ce23">
            <text:p>441</text:p>
          </table:table-cell>
          <table:table-cell office:value-type="float" office:value="881" table:style-name="ce23">
            <text:p>881</text:p>
          </table:table-cell>
          <table:table-cell table:style-name="ce23"/>
          <table:table-cell office:value-type="float" office:value="3128" table:style-name="ce23">
            <text:p>3,128</text:p>
          </table:table-cell>
          <table:table-cell office:value-type="float" office:value="29187" table:style-name="ce23">
            <text:p>29,187</text:p>
          </table:table-cell>
          <table:table-cell office:value-type="float" office:value="32315" table:style-name="ce23">
            <text:p>32,315</text:p>
          </table:table-cell>
          <table:table-cell office:value-type="float" office:value="33196" table:style-name="ce23">
            <text:p>33,196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9.9" table:style-name="ce21">
            <text:p>9.9</text:p>
          </table:table-cell>
          <table:table-cell office:value-type="float" office:value="11.7" table:style-name="ce21">
            <text:p>11.7</text:p>
          </table:table-cell>
          <table:table-cell office:value-type="float" office:value="21.6" table:style-name="ce21">
            <text:p>21.6</text:p>
          </table:table-cell>
          <table:table-cell table:style-name="ce21"/>
          <table:table-cell office:value-type="float" office:value="17.2" table:style-name="ce21">
            <text:p>17.2</text:p>
          </table:table-cell>
          <table:table-cell office:value-type="float" office:value="23.5" table:style-name="ce21">
            <text:p>23.5</text:p>
          </table:table-cell>
          <table:table-cell office:value-type="float" office:value="40.700000000000003" table:style-name="ce21">
            <text:p>40.7</text:p>
          </table:table-cell>
          <table:table-cell office:value-type="float" office:value="62.3" table:style-name="ce21">
            <text:p>62.3</text:p>
          </table:table-cell>
          <table:table-cell table:style-name="ce22"/>
          <table:table-cell office:value-type="float" office:value="263" table:style-name="ce23">
            <text:p>263</text:p>
          </table:table-cell>
          <table:table-cell office:value-type="float" office:value="780" table:style-name="ce23">
            <text:p>780</text:p>
          </table:table-cell>
          <table:table-cell office:value-type="float" office:value="1043" table:style-name="ce23">
            <text:p>1,043</text:p>
          </table:table-cell>
          <table:table-cell table:style-name="ce23"/>
          <table:table-cell office:value-type="float" office:value="3109" table:style-name="ce23">
            <text:p>3,109</text:p>
          </table:table-cell>
          <table:table-cell office:value-type="float" office:value="35900" table:style-name="ce23">
            <text:p>35,900</text:p>
          </table:table-cell>
          <table:table-cell office:value-type="float" office:value="39009" table:style-name="ce23">
            <text:p>39,009</text:p>
          </table:table-cell>
          <table:table-cell office:value-type="float" office:value="40052" table:style-name="ce23">
            <text:p>40,052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London</text:p>
          </table:table-cell>
          <table:table-cell table:style-name="ce20"/>
          <table:table-cell office:value-type="float" office:value="2.5" table:style-name="ce21">
            <text:p>2.5</text:p>
          </table:table-cell>
          <table:table-cell office:value-type="float" office:value="0" table:style-name="ce21">
            <text:p>0.0</text:p>
          </table:table-cell>
          <table:table-cell office:value-type="float" office:value="2.5" table:style-name="ce21">
            <text:p>2.5</text:p>
          </table:table-cell>
          <table:table-cell table:style-name="ce21"/>
          <table:table-cell office:value-type="float" office:value="16.7" table:style-name="ce21">
            <text:p>16.7</text:p>
          </table:table-cell>
          <table:table-cell office:value-type="float" office:value="10.3" table:style-name="ce21">
            <text:p>10.3</text:p>
          </table:table-cell>
          <table:table-cell office:value-type="float" office:value="27" table:style-name="ce21">
            <text:p>27.0</text:p>
          </table:table-cell>
          <table:table-cell office:value-type="float" office:value="29.5" table:style-name="ce21">
            <text:p>29.5</text:p>
          </table:table-cell>
          <table:table-cell table:style-name="ce22"/>
          <table:table-cell office:value-type="float" office:value="60" table:style-name="ce23">
            <text:p>60</text:p>
          </table:table-cell>
          <table:table-cell office:value-type="float" office:value="1" table:style-name="ce23">
            <text:p>1</text:p>
          </table:table-cell>
          <table:table-cell office:value-type="float" office:value="61" table:style-name="ce23">
            <text:p>61</text:p>
          </table:table-cell>
          <table:table-cell table:style-name="ce23"/>
          <table:table-cell office:value-type="float" office:value="1717" table:style-name="ce23">
            <text:p>1,717</text:p>
          </table:table-cell>
          <table:table-cell office:value-type="float" office:value="13064" table:style-name="ce23">
            <text:p>13,064</text:p>
          </table:table-cell>
          <table:table-cell office:value-type="float" office:value="14781" table:style-name="ce23">
            <text:p>14,781</text:p>
          </table:table-cell>
          <table:table-cell office:value-type="float" office:value="14842" table:style-name="ce23">
            <text:p>14,842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South East</text:p>
          </table:table-cell>
          <table:table-cell table:style-name="ce20"/>
          <table:table-cell office:value-type="float" office:value="23.6" table:style-name="ce21">
            <text:p>23.6</text:p>
          </table:table-cell>
          <table:table-cell office:value-type="float" office:value="11.5" table:style-name="ce21">
            <text:p>11.5</text:p>
          </table:table-cell>
          <table:table-cell office:value-type="float" office:value="35" table:style-name="ce21">
            <text:p>35.0</text:p>
          </table:table-cell>
          <table:table-cell table:style-name="ce21"/>
          <table:table-cell office:value-type="float" office:value="25.4" table:style-name="ce21">
            <text:p>25.4</text:p>
          </table:table-cell>
          <table:table-cell office:value-type="float" office:value="28.5" table:style-name="ce21">
            <text:p>28.5</text:p>
          </table:table-cell>
          <table:table-cell office:value-type="float" office:value="53.9" table:style-name="ce21">
            <text:p>53.9</text:p>
          </table:table-cell>
          <table:table-cell office:value-type="float" office:value="88.9" table:style-name="ce21">
            <text:p>88.9</text:p>
          </table:table-cell>
          <table:table-cell table:style-name="ce22"/>
          <table:table-cell office:value-type="float" office:value="646" table:style-name="ce23">
            <text:p>646</text:p>
          </table:table-cell>
          <table:table-cell office:value-type="float" office:value="679" table:style-name="ce23">
            <text:p>679</text:p>
          </table:table-cell>
          <table:table-cell office:value-type="float" office:value="1325" table:style-name="ce23">
            <text:p>1,325</text:p>
          </table:table-cell>
          <table:table-cell table:style-name="ce23"/>
          <table:table-cell office:value-type="float" office:value="4576" table:style-name="ce23">
            <text:p>4,576</text:p>
          </table:table-cell>
          <table:table-cell office:value-type="float" office:value="42278" table:style-name="ce23">
            <text:p>42,278</text:p>
          </table:table-cell>
          <table:table-cell office:value-type="float" office:value="46854" table:style-name="ce23">
            <text:p>46,854</text:p>
          </table:table-cell>
          <table:table-cell office:value-type="float" office:value="48179" table:style-name="ce23">
            <text:p>48,179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South West</text:p>
          </table:table-cell>
          <table:table-cell table:style-name="ce20"/>
          <table:table-cell office:value-type="float" office:value="9.5" table:style-name="ce21">
            <text:p>9.5</text:p>
          </table:table-cell>
          <table:table-cell office:value-type="float" office:value="7.3" table:style-name="ce21">
            <text:p>7.3</text:p>
          </table:table-cell>
          <table:table-cell office:value-type="float" office:value="16.8" table:style-name="ce21">
            <text:p>16.8</text:p>
          </table:table-cell>
          <table:table-cell table:style-name="ce21"/>
          <table:table-cell office:value-type="float" office:value="16.8" table:style-name="ce21">
            <text:p>16.8</text:p>
          </table:table-cell>
          <table:table-cell office:value-type="float" office:value="20" table:style-name="ce21">
            <text:p>20.0</text:p>
          </table:table-cell>
          <table:table-cell office:value-type="float" office:value="36.799999999999997" table:style-name="ce21">
            <text:p>36.8</text:p>
          </table:table-cell>
          <table:table-cell office:value-type="float" office:value="53.6" table:style-name="ce21">
            <text:p>53.6</text:p>
          </table:table-cell>
          <table:table-cell table:style-name="ce22"/>
          <table:table-cell office:value-type="float" office:value="327" table:style-name="ce23">
            <text:p>327</text:p>
          </table:table-cell>
          <table:table-cell office:value-type="float" office:value="739" table:style-name="ce23">
            <text:p>739</text:p>
          </table:table-cell>
          <table:table-cell office:value-type="float" office:value="1066" table:style-name="ce23">
            <text:p>1,066</text:p>
          </table:table-cell>
          <table:table-cell table:style-name="ce23"/>
          <table:table-cell office:value-type="float" office:value="4222" table:style-name="ce23">
            <text:p>4,222</text:p>
          </table:table-cell>
          <table:table-cell office:value-type="float" office:value="45069" table:style-name="ce23">
            <text:p>45,069</text:p>
          </table:table-cell>
          <table:table-cell office:value-type="float" office:value="49290" table:style-name="ce23">
            <text:p>49,290</text:p>
          </table:table-cell>
          <table:table-cell office:value-type="float" office:value="50356" table:style-name="ce23">
            <text:p>50,356</text:p>
          </table:table-cell>
          <table:table-cell table:number-columns-repeated="16365"/>
        </table:table-row>
        <table:table-row table:style-name="ro2">
          <table:table-cell office:value-type="string" table:style-name="ce20">
            <text:p>England</text:p>
          </table:table-cell>
          <table:table-cell table:style-name="ce20"/>
          <table:table-cell office:value-type="float" office:value="97.7" table:style-name="ce21">
            <text:p>97.7</text:p>
          </table:table-cell>
          <table:table-cell office:value-type="float" office:value="53.8" table:style-name="ce21">
            <text:p>53.8</text:p>
          </table:table-cell>
          <table:table-cell office:value-type="float" office:value="151.4" table:style-name="ce21">
            <text:p>151.4</text:p>
          </table:table-cell>
          <table:table-cell table:style-name="ce21"/>
          <table:table-cell office:value-type="float" office:value="144.30000000000001" table:style-name="ce21">
            <text:p>144.3</text:p>
          </table:table-cell>
          <table:table-cell office:value-type="float" office:value="153.9" table:style-name="ce21">
            <text:p>153.9</text:p>
          </table:table-cell>
          <table:table-cell office:value-type="float" office:value="298.2" table:style-name="ce21">
            <text:p>298.2</text:p>
          </table:table-cell>
          <table:table-cell office:value-type="float" office:value="449.6" table:style-name="ce21">
            <text:p>449.6</text:p>
          </table:table-cell>
          <table:table-cell table:style-name="ce22"/>
          <table:table-cell office:value-type="float" office:value="3041" table:style-name="ce23">
            <text:p>3,041</text:p>
          </table:table-cell>
          <table:table-cell office:value-type="float" office:value="4148" table:style-name="ce23">
            <text:p>4,148</text:p>
          </table:table-cell>
          <table:table-cell office:value-type="float" office:value="7189" table:style-name="ce23">
            <text:p>7,189</text:p>
          </table:table-cell>
          <table:table-cell table:style-name="ce23"/>
          <table:table-cell office:value-type="float" office:value="28323" table:style-name="ce23">
            <text:p>28,323</text:p>
          </table:table-cell>
          <table:table-cell office:value-type="float" office:value="268382" table:style-name="ce23">
            <text:p>268,382</text:p>
          </table:table-cell>
          <table:table-cell office:value-type="float" office:value="296705" table:style-name="ce23">
            <text:p>296,705</text:p>
          </table:table-cell>
          <table:table-cell office:value-type="float" office:value="303894" table:style-name="ce23">
            <text:p>303,894</text:p>
          </table:table-cell>
          <table:table-cell table:number-columns-repeated="16365"/>
        </table:table-row>
        <table:table-row table:style-name="ro1">
          <table:table-cell table:number-columns-repeated="2" table:style-name="ce24"/>
          <table:table-cell table:number-columns-repeated="11" table:style-name="ce25"/>
          <table:table-cell table:number-columns-repeated="6" table:style-name="ce26"/>
          <table:table-cell table:number-columns-repeated="16365"/>
        </table:table-row>
        <table:table-row table:style-name="ro2">
          <table:table-cell office:value-type="string" table:style-name="ce19">
            <text:p>Telephone: 020 7944 3095</text:p>
          </table:table-cell>
          <table:table-cell table:style-name="ce19"/>
          <table:table-cell table:number-columns-repeated="16" table:style-name="ce6"/>
          <table:table-cell office:value-type="string" table:style-name="ce27">
            <text:p>Source: DfT National Road Traffic Survey</text:p>
          </table:table-cell>
          <table:table-cell table:number-columns-repeated="16365"/>
        </table:table-row>
        <table:table-row table:style-name="ro2">
          <table:table-cell office:value-type="string" table:style-name="ce19">
            <text:p>Email: roadtraff.stats@dft.gsi.gov.uk</text:p>
          </table:table-cell>
          <table:table-cell table:style-name="ce19"/>
          <table:table-cell table:number-columns-repeated="16" table:style-name="ce6"/>
          <table:table-cell office:value-type="string" table:style-name="ce28">
            <text:p>Last updated: July 2018</text:p>
          </table:table-cell>
          <table:table-cell table:number-columns-repeated="16365"/>
        </table:table-row>
        <table:table-row table:style-name="ro2">
          <table:table-cell office:value-type="string" table:style-name="ce29">
            <text:p>Notes &amp; definitions:</text:p>
          </table:table-cell>
          <table:table-cell table:style-name="ce30"/>
          <table:table-cell table:style-name="ce31"/>
          <table:table-cell table:number-columns-repeated="9" table:style-name="ce32"/>
          <table:table-cell table:number-columns-repeated="6" table:style-name="ce6"/>
          <table:table-cell office:value-type="string" table:style-name="ce33">
            <text:p>Next update: June 2019</text:p>
          </table:table-cell>
          <table:table-cell table:number-columns-repeated="16365"/>
        </table:table-row>
        <table:table-row table:style-name="ro2">
          <table:table-cell office:value-type="string" table:number-columns-spanned="12" table:number-rows-spanned="1" table:style-name="ce3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 table:style-name="ce6"/>
        </table:table-row>
        <table:table-row table:style-name="ro2">
          <table:table-cell office:value-type="string" table:style-name="ce19">
            <text:p>The figures in this table are National Statistics.</text:p>
          </table:table-cell>
          <table:table-cell table:style-name="ce19"/>
          <table:table-cell table:number-columns-repeated="10" table:style-name="ce6"/>
          <table:table-cell table:number-columns-repeated="7" table:style-name="ce34"/>
          <table:table-cell table:number-columns-repeated="16365"/>
        </table:table-row>
        <table:table-row table:style-name="ro2">
          <table:table-cell table:number-columns-repeated="12" table:style-name="ce6"/>
          <table:table-cell table:number-columns-repeated="7" table:style-name="ce34"/>
          <table:table-cell table:number-columns-repeated="16365"/>
        </table:table-row>
        <table:table-row table:number-rows-repeated="7" table:style-name="ro2">
          <table:table-cell table:number-columns-repeated="2" table:style-name="ce6"/>
          <table:table-cell table:number-columns-repeated="17" table:style-name="ce34"/>
          <table:table-cell table:number-columns-repeated="16365"/>
        </table:table-row>
        <table:table-row table:number-rows-repeated="3" table:style-name="ro2">
          <table:table-cell table:number-columns-repeated="2"/>
          <table:table-cell table:number-columns-repeated="17" table:style-name="ce34"/>
          <table:table-cell table:number-columns-repeated="16365"/>
        </table:table-row>
        <table:table-row table:number-rows-repeated="2" table:style-name="ro2">
          <table:table-cell table:number-columns-repeated="2"/>
          <table:table-cell table:number-columns-repeated="10" table:style-name="ce34"/>
          <table:table-cell table:number-columns-repeated="16372" table:style-name="ce6"/>
        </table:table-row>
        <table:table-row table:number-rows-repeated="1048539" table:style-name="ro2">
          <table:table-cell table:number-columns-repeated="16384"/>
        </table:table-row>
      </table:table>
      <table:table table:name="TRA4116_(2016)" table:style-name="ta2"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3" table:number-columns-repeated="4" table:default-cell-style-name="ce38"/>
        <table:table-column table:style-name="co4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3" table:number-columns-repeated="4" table:default-cell-style-name="ce38"/>
        <table:table-column table:style-name="co5" table:number-columns-repeated="16365" table:default-cell-style-name="ce38"/>
        <table:table-row table:style-name="ro1">
          <table:table-cell office:value-type="string" table:style-name="ce72">
            <text:p>Department for Transport statistics</text:p>
          </table:table-cell>
          <table:table-cell table:number-columns-repeated="11" table:style-name="ce71"/>
          <table:table-cell table:number-columns-repeated="16372" table:style-name="ce58"/>
        </table:table-row>
        <table:table-row table:style-name="ro2">
          <table:table-cell office:value-type="string" table:number-columns-spanned="12" table:number-rows-spanned="1" table:style-name="ce35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58"/>
        </table:table-row>
        <table:table-row table:style-name="ro1">
          <table:table-cell office:value-type="string" table:style-name="ce70">
            <text:p>Table TRA4116</text:p>
          </table:table-cell>
          <table:table-cell table:style-name="ce70"/>
          <table:table-cell table:number-columns-repeated="11" table:style-name="ce71"/>
          <table:table-cell table:number-columns-repeated="6" table:style-name="ce38"/>
          <table:table-cell table:number-columns-repeated="16365" table:style-name="ce39"/>
        </table:table-row>
        <table:table-row table:style-name="ro1">
          <table:table-cell office:value-type="string" table:style-name="ce70">
            <text:p>Motor vehicle traffic (vehicle kilometres) by road class, road management and region in England, 2016 (revised)</text:p>
          </table:table-cell>
          <table:table-cell table:style-name="ce70"/>
          <table:table-cell table:number-columns-repeated="4" table:style-name="ce68"/>
          <table:table-cell table:number-columns-repeated="4" table:style-name="ce69"/>
          <table:table-cell table:number-columns-repeated="3" table:style-name="ce68"/>
          <table:table-cell table:number-columns-repeated="6" table:style-name="ce38"/>
          <table:table-cell table:number-columns-repeated="16365" table:style-name="ce39"/>
        </table:table-row>
        <table:table-row table:style-name="ro1">
          <table:table-cell table:number-columns-repeated="2" table:style-name="ce67"/>
          <table:table-cell table:number-columns-repeated="11" table:style-name="ce66"/>
          <table:table-cell table:number-columns-repeated="5" table:style-name="ce38"/>
          <table:table-cell office:value-type="string" table:style-name="ce65">
            <text:p>Billion vehicle kilometres / kilometr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63"/>
          <table:table-cell office:value-type="string" table:number-columns-spanned="8" table:number-rows-spanned="1" table:style-name="ce64">
            <text:p>Traffic volume</text:p>
          </table:table-cell>
          <table:covered-table-cell table:number-columns-repeated="7"/>
          <table:table-cell table:style-name="ce62"/>
          <table:table-cell office:value-type="string" table:number-columns-spanned="8" table:number-rows-spanned="1" table:style-name="ce64">
            <text:p>Road length</text:p>
          </table:table-cell>
          <table:covered-table-cell table:number-columns-repeated="7"/>
          <table:table-cell table:number-columns-repeated="16365" table:style-name="ce58"/>
        </table:table-row>
        <table:table-row table:style-name="ro6">
          <table:table-cell table:number-columns-repeated="2" table:style-name="ce63"/>
          <table:table-cell office:value-type="string" table:number-columns-spanned="3" table:number-rows-spanned="1" table:style-name="ce60">
            <text:p>Highways England (HE) managed roads</text:p>
          </table:table-cell>
          <table:covered-table-cell table:number-columns-repeated="2"/>
          <table:table-cell table:style-name="ce62"/>
          <table:table-cell office:value-type="string" table:number-columns-spanned="3" table:number-rows-spanned="1" table:style-name="ce60">
            <text:p>Local authority (LA) managed <text:s/>roads</text:p>
          </table:table-cell>
          <table:covered-table-cell table:number-columns-repeated="2"/>
          <table:table-cell table:style-name="ce61"/>
          <table:table-cell table:style-name="ce59"/>
          <table:table-cell office:value-type="string" table:number-columns-spanned="3" table:number-rows-spanned="1" table:style-name="ce60">
            <text:p>Highways England (HE) managed roads</text:p>
          </table:table-cell>
          <table:covered-table-cell table:number-columns-repeated="2"/>
          <table:table-cell table:style-name="ce61"/>
          <table:table-cell office:value-type="string" table:number-columns-spanned="3" table:number-rows-spanned="1" table:style-name="ce60">
            <text:p>Local authority (LA) managed <text:s/>roads</text:p>
          </table:table-cell>
          <table:covered-table-cell table:number-columns-repeated="2"/>
          <table:table-cell table:style-name="ce59"/>
          <table:table-cell table:number-columns-repeated="16365" table:style-name="ce58"/>
        </table:table-row>
        <table:table-row table:style-name="ro4">
          <table:table-cell office:value-type="string" table:style-name="ce57">
            <text:p>Region</text:p>
          </table:table-cell>
          <table:table-cell table:style-name="ce56"/>
          <table:table-cell office:value-type="string" table:style-name="ce55">
            <text:p>Motorways</text:p>
          </table:table-cell>
          <table:table-cell office:value-type="string" table:style-name="ce55">
            <text:p>'A' roads</text:p>
          </table:table-cell>
          <table:table-cell office:value-type="string" table:style-name="ce55">
            <text:p>All HE roads</text:p>
          </table:table-cell>
          <table:table-cell table:style-name="ce55"/>
          <table:table-cell office:value-type="string" table:style-name="ce55">
            <text:p>Major roads</text:p>
          </table:table-cell>
          <table:table-cell office:value-type="string" table:style-name="ce55">
            <text:p>Minor roads</text:p>
          </table:table-cell>
          <table:table-cell office:value-type="string" table:style-name="ce55">
            <text:p>All LA roads</text:p>
          </table:table-cell>
          <table:table-cell office:value-type="string" table:style-name="ce55">
            <text:p>All Roads</text:p>
          </table:table-cell>
          <table:table-cell table:style-name="ce55"/>
          <table:table-cell office:value-type="string" table:style-name="ce55">
            <text:p>Motorways</text:p>
          </table:table-cell>
          <table:table-cell office:value-type="string" table:style-name="ce55">
            <text:p>'A' roads</text:p>
          </table:table-cell>
          <table:table-cell office:value-type="string" table:style-name="ce55">
            <text:p>All HE roads</text:p>
          </table:table-cell>
          <table:table-cell table:style-name="ce55"/>
          <table:table-cell office:value-type="string" table:style-name="ce55">
            <text:p>Major roads</text:p>
          </table:table-cell>
          <table:table-cell office:value-type="string" table:style-name="ce55">
            <text:p>Minor roads</text:p>
          </table:table-cell>
          <table:table-cell office:value-type="string" table:style-name="ce55">
            <text:p>All LA roads</text:p>
          </table:table-cell>
          <table:table-cell office:value-type="string" table:style-name="ce55">
            <text:p>All Roads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54">
            <text:p>North East</text:p>
          </table:table-cell>
          <table:table-cell table:style-name="ce54"/>
          <table:table-cell office:value-type="float" office:value="1.1000000000000001" table:style-name="ce53">
            <text:p>1.1</text:p>
          </table:table-cell>
          <table:table-cell office:value-type="float" office:value="4.2" table:style-name="ce53">
            <text:p>4.2</text:p>
          </table:table-cell>
          <table:table-cell office:value-type="float" office:value="5.4" table:style-name="ce53">
            <text:p>5.4</text:p>
          </table:table-cell>
          <table:table-cell table:style-name="ce53"/>
          <table:table-cell office:value-type="float" office:value="6.7" table:style-name="ce53">
            <text:p>6.7</text:p>
          </table:table-cell>
          <table:table-cell office:value-type="float" office:value="7" table:style-name="ce53">
            <text:p>7.0</text:p>
          </table:table-cell>
          <table:table-cell office:value-type="float" office:value="13.8" table:style-name="ce53">
            <text:p>13.8</text:p>
          </table:table-cell>
          <table:table-cell office:value-type="float" office:value="19.100000000000001" table:style-name="ce53">
            <text:p>19.1</text:p>
          </table:table-cell>
          <table:table-cell table:style-name="ce52"/>
          <table:table-cell office:value-type="float" office:value="56" table:style-name="ce51">
            <text:p>56</text:p>
          </table:table-cell>
          <table:table-cell office:value-type="float" office:value="341" table:style-name="ce51">
            <text:p>341</text:p>
          </table:table-cell>
          <table:table-cell office:value-type="float" office:value="397" table:style-name="ce51">
            <text:p>397</text:p>
          </table:table-cell>
          <table:table-cell table:style-name="ce51"/>
          <table:table-cell office:value-type="float" office:value="1432" table:style-name="ce51">
            <text:p>1,432</text:p>
          </table:table-cell>
          <table:table-cell office:value-type="float" office:value="14457" table:style-name="ce51">
            <text:p>14,457</text:p>
          </table:table-cell>
          <table:table-cell office:value-type="float" office:value="15888" table:style-name="ce51">
            <text:p>15,888</text:p>
          </table:table-cell>
          <table:table-cell office:value-type="float" office:value="16285" table:style-name="ce51">
            <text:p>16,285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North West</text:p>
          </table:table-cell>
          <table:table-cell table:style-name="ce54"/>
          <table:table-cell office:value-type="float" office:value="18.7" table:style-name="ce53">
            <text:p>18.7</text:p>
          </table:table-cell>
          <table:table-cell office:value-type="float" office:value="2.2999999999999998" table:style-name="ce53">
            <text:p>2.3</text:p>
          </table:table-cell>
          <table:table-cell office:value-type="float" office:value="21" table:style-name="ce53">
            <text:p>21.0</text:p>
          </table:table-cell>
          <table:table-cell table:style-name="ce53"/>
          <table:table-cell office:value-type="float" office:value="18.2" table:style-name="ce53">
            <text:p>18.2</text:p>
          </table:table-cell>
          <table:table-cell office:value-type="float" office:value="17.600000000000001" table:style-name="ce53">
            <text:p>17.6</text:p>
          </table:table-cell>
          <table:table-cell office:value-type="float" office:value="35.799999999999997" table:style-name="ce53">
            <text:p>35.8</text:p>
          </table:table-cell>
          <table:table-cell office:value-type="float" office:value="56.8" table:style-name="ce53">
            <text:p>56.8</text:p>
          </table:table-cell>
          <table:table-cell table:style-name="ce52"/>
          <table:table-cell office:value-type="float" office:value="625" table:style-name="ce51">
            <text:p>625</text:p>
          </table:table-cell>
          <table:table-cell office:value-type="float" office:value="289" table:style-name="ce51">
            <text:p>289</text:p>
          </table:table-cell>
          <table:table-cell office:value-type="float" office:value="914" table:style-name="ce51">
            <text:p>914</text:p>
          </table:table-cell>
          <table:table-cell table:style-name="ce51"/>
          <table:table-cell office:value-type="float" office:value="3724" table:style-name="ce51">
            <text:p>3,724</text:p>
          </table:table-cell>
          <table:table-cell office:value-type="float" office:value="32475" table:style-name="ce51">
            <text:p>32,475</text:p>
          </table:table-cell>
          <table:table-cell office:value-type="float" office:value="36199" table:style-name="ce51">
            <text:p>36,199</text:p>
          </table:table-cell>
          <table:table-cell office:value-type="float" office:value="37113" table:style-name="ce51">
            <text:p>37,113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Yorkshire and the Humber</text:p>
          </table:table-cell>
          <table:table-cell table:style-name="ce54"/>
          <table:table-cell office:value-type="float" office:value="11.4" table:style-name="ce53">
            <text:p>11.4</text:p>
          </table:table-cell>
          <table:table-cell office:value-type="float" office:value="3.1" table:style-name="ce53">
            <text:p>3.1</text:p>
          </table:table-cell>
          <table:table-cell office:value-type="float" office:value="14.6" table:style-name="ce53">
            <text:p>14.6</text:p>
          </table:table-cell>
          <table:table-cell table:style-name="ce53"/>
          <table:table-cell office:value-type="float" office:value="14.5" table:style-name="ce53">
            <text:p>14.5</text:p>
          </table:table-cell>
          <table:table-cell office:value-type="float" office:value="15" table:style-name="ce53">
            <text:p>15.0</text:p>
          </table:table-cell>
          <table:table-cell office:value-type="float" office:value="29.5" table:style-name="ce53">
            <text:p>29.5</text:p>
          </table:table-cell>
          <table:table-cell office:value-type="float" office:value="44.1" table:style-name="ce53">
            <text:p>44.1</text:p>
          </table:table-cell>
          <table:table-cell table:style-name="ce52"/>
          <table:table-cell office:value-type="float" office:value="412" table:style-name="ce51">
            <text:p>412</text:p>
          </table:table-cell>
          <table:table-cell office:value-type="float" office:value="269" table:style-name="ce51">
            <text:p>269</text:p>
          </table:table-cell>
          <table:table-cell office:value-type="float" office:value="681" table:style-name="ce51">
            <text:p>681</text:p>
          </table:table-cell>
          <table:table-cell table:style-name="ce51"/>
          <table:table-cell office:value-type="float" office:value="3076" table:style-name="ce51">
            <text:p>3,076</text:p>
          </table:table-cell>
          <table:table-cell office:value-type="float" office:value="28323" table:style-name="ce51">
            <text:p>28,323</text:p>
          </table:table-cell>
          <table:table-cell office:value-type="float" office:value="31399" table:style-name="ce51">
            <text:p>31,399</text:p>
          </table:table-cell>
          <table:table-cell office:value-type="float" office:value="32080" table:style-name="ce51">
            <text:p>32,080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East Midlands</text:p>
          </table:table-cell>
          <table:table-cell table:style-name="ce54"/>
          <table:table-cell office:value-type="float" office:value="6.9" table:style-name="ce53">
            <text:p>6.9</text:p>
          </table:table-cell>
          <table:table-cell office:value-type="float" office:value="8.1999999999999993" table:style-name="ce53">
            <text:p>8.2</text:p>
          </table:table-cell>
          <table:table-cell office:value-type="float" office:value="15" table:style-name="ce53">
            <text:p>15.0</text:p>
          </table:table-cell>
          <table:table-cell table:style-name="ce53"/>
          <table:table-cell office:value-type="float" office:value="14.1" table:style-name="ce53">
            <text:p>14.1</text:p>
          </table:table-cell>
          <table:table-cell office:value-type="float" office:value="14.4" table:style-name="ce53">
            <text:p>14.4</text:p>
          </table:table-cell>
          <table:table-cell office:value-type="float" office:value="28.6" table:style-name="ce53">
            <text:p>28.6</text:p>
          </table:table-cell>
          <table:table-cell office:value-type="float" office:value="43.6" table:style-name="ce53">
            <text:p>43.6</text:p>
          </table:table-cell>
          <table:table-cell table:style-name="ce52"/>
          <table:table-cell office:value-type="float" office:value="197" table:style-name="ce51">
            <text:p>197</text:p>
          </table:table-cell>
          <table:table-cell office:value-type="float" office:value="589" table:style-name="ce51">
            <text:p>589</text:p>
          </table:table-cell>
          <table:table-cell office:value-type="float" office:value="786" table:style-name="ce51">
            <text:p>786</text:p>
          </table:table-cell>
          <table:table-cell table:style-name="ce51"/>
          <table:table-cell office:value-type="float" office:value="3290" table:style-name="ce51">
            <text:p>3,290</text:p>
          </table:table-cell>
          <table:table-cell office:value-type="float" office:value="27543" table:style-name="ce51">
            <text:p>27,543</text:p>
          </table:table-cell>
          <table:table-cell office:value-type="float" office:value="30832" table:style-name="ce51">
            <text:p>30,832</text:p>
          </table:table-cell>
          <table:table-cell office:value-type="float" office:value="31619" table:style-name="ce51">
            <text:p>31,61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West Midlands</text:p>
          </table:table-cell>
          <table:table-cell table:style-name="ce54"/>
          <table:table-cell office:value-type="float" office:value="13.3" table:style-name="ce53">
            <text:p>13.3</text:p>
          </table:table-cell>
          <table:table-cell office:value-type="float" office:value="4.7" table:style-name="ce53">
            <text:p>4.7</text:p>
          </table:table-cell>
          <table:table-cell office:value-type="float" office:value="18" table:style-name="ce53">
            <text:p>18.0</text:p>
          </table:table-cell>
          <table:table-cell table:style-name="ce53"/>
          <table:table-cell office:value-type="float" office:value="14.7" table:style-name="ce53">
            <text:p>14.7</text:p>
          </table:table-cell>
          <table:table-cell office:value-type="float" office:value="17.600000000000001" table:style-name="ce53">
            <text:p>17.6</text:p>
          </table:table-cell>
          <table:table-cell office:value-type="float" office:value="32.299999999999997" table:style-name="ce53">
            <text:p>32.3</text:p>
          </table:table-cell>
          <table:table-cell office:value-type="float" office:value="50.4" table:style-name="ce53">
            <text:p>50.4</text:p>
          </table:table-cell>
          <table:table-cell table:style-name="ce52"/>
          <table:table-cell office:value-type="float" office:value="429" table:style-name="ce51">
            <text:p>429</text:p>
          </table:table-cell>
          <table:table-cell office:value-type="float" office:value="441" table:style-name="ce51">
            <text:p>441</text:p>
          </table:table-cell>
          <table:table-cell office:value-type="float" office:value="870" table:style-name="ce51">
            <text:p>870</text:p>
          </table:table-cell>
          <table:table-cell table:style-name="ce51"/>
          <table:table-cell office:value-type="float" office:value="3121" table:style-name="ce51">
            <text:p>3,121</text:p>
          </table:table-cell>
          <table:table-cell office:value-type="float" office:value="29153" table:style-name="ce51">
            <text:p>29,153</text:p>
          </table:table-cell>
          <table:table-cell office:value-type="float" office:value="32274" table:style-name="ce51">
            <text:p>32,274</text:p>
          </table:table-cell>
          <table:table-cell office:value-type="float" office:value="33144" table:style-name="ce51">
            <text:p>33,144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East of England</text:p>
          </table:table-cell>
          <table:table-cell table:style-name="ce54"/>
          <table:table-cell office:value-type="float" office:value="9.6999999999999993" table:style-name="ce53">
            <text:p>9.7</text:p>
          </table:table-cell>
          <table:table-cell office:value-type="float" office:value="11.3" table:style-name="ce53">
            <text:p>11.3</text:p>
          </table:table-cell>
          <table:table-cell office:value-type="float" office:value="21" table:style-name="ce53">
            <text:p>21.0</text:p>
          </table:table-cell>
          <table:table-cell table:style-name="ce53"/>
          <table:table-cell office:value-type="float" office:value="17.2" table:style-name="ce53">
            <text:p>17.2</text:p>
          </table:table-cell>
          <table:table-cell office:value-type="float" office:value="22" table:style-name="ce53">
            <text:p>22.0</text:p>
          </table:table-cell>
          <table:table-cell office:value-type="float" office:value="39.1" table:style-name="ce53">
            <text:p>39.1</text:p>
          </table:table-cell>
          <table:table-cell office:value-type="float" office:value="60.1" table:style-name="ce53">
            <text:p>60.1</text:p>
          </table:table-cell>
          <table:table-cell table:style-name="ce52"/>
          <table:table-cell office:value-type="float" office:value="261" table:style-name="ce51">
            <text:p>261</text:p>
          </table:table-cell>
          <table:table-cell office:value-type="float" office:value="783" table:style-name="ce51">
            <text:p>783</text:p>
          </table:table-cell>
          <table:table-cell office:value-type="float" office:value="1044" table:style-name="ce51">
            <text:p>1,044</text:p>
          </table:table-cell>
          <table:table-cell table:style-name="ce51"/>
          <table:table-cell office:value-type="float" office:value="3117" table:style-name="ce51">
            <text:p>3,117</text:p>
          </table:table-cell>
          <table:table-cell office:value-type="float" office:value="35851" table:style-name="ce51">
            <text:p>35,851</text:p>
          </table:table-cell>
          <table:table-cell office:value-type="float" office:value="38968" table:style-name="ce51">
            <text:p>38,968</text:p>
          </table:table-cell>
          <table:table-cell office:value-type="float" office:value="40012" table:style-name="ce51">
            <text:p>40,012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London</text:p>
          </table:table-cell>
          <table:table-cell table:style-name="ce54"/>
          <table:table-cell office:value-type="float" office:value="2.5" table:style-name="ce53">
            <text:p>2.5</text:p>
          </table:table-cell>
          <table:table-cell office:value-type="float" office:value="0" table:style-name="ce53">
            <text:p>0.0</text:p>
          </table:table-cell>
          <table:table-cell office:value-type="float" office:value="2.5" table:style-name="ce53">
            <text:p>2.5</text:p>
          </table:table-cell>
          <table:table-cell table:style-name="ce53"/>
          <table:table-cell office:value-type="float" office:value="16.5" table:style-name="ce53">
            <text:p>16.5</text:p>
          </table:table-cell>
          <table:table-cell office:value-type="float" office:value="10.5" table:style-name="ce53">
            <text:p>10.5</text:p>
          </table:table-cell>
          <table:table-cell office:value-type="float" office:value="27" table:style-name="ce53">
            <text:p>27.0</text:p>
          </table:table-cell>
          <table:table-cell office:value-type="float" office:value="29.5" table:style-name="ce53">
            <text:p>29.5</text:p>
          </table:table-cell>
          <table:table-cell table:style-name="ce52"/>
          <table:table-cell office:value-type="float" office:value="60" table:style-name="ce51">
            <text:p>60</text:p>
          </table:table-cell>
          <table:table-cell office:value-type="float" office:value="1" table:style-name="ce51">
            <text:p>1</text:p>
          </table:table-cell>
          <table:table-cell office:value-type="float" office:value="61" table:style-name="ce51">
            <text:p>61</text:p>
          </table:table-cell>
          <table:table-cell table:style-name="ce51"/>
          <table:table-cell office:value-type="float" office:value="1720" table:style-name="ce51">
            <text:p>1,720</text:p>
          </table:table-cell>
          <table:table-cell office:value-type="float" office:value="13053" table:style-name="ce51">
            <text:p>13,053</text:p>
          </table:table-cell>
          <table:table-cell office:value-type="float" office:value="14772" table:style-name="ce51">
            <text:p>14,772</text:p>
          </table:table-cell>
          <table:table-cell office:value-type="float" office:value="14834" table:style-name="ce51">
            <text:p>14,834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South East</text:p>
          </table:table-cell>
          <table:table-cell table:style-name="ce54"/>
          <table:table-cell office:value-type="float" office:value="23.4" table:style-name="ce53">
            <text:p>23.4</text:p>
          </table:table-cell>
          <table:table-cell office:value-type="float" office:value="11.2" table:style-name="ce53">
            <text:p>11.2</text:p>
          </table:table-cell>
          <table:table-cell office:value-type="float" office:value="34.700000000000003" table:style-name="ce53">
            <text:p>34.7</text:p>
          </table:table-cell>
          <table:table-cell table:style-name="ce53"/>
          <table:table-cell office:value-type="float" office:value="25.4" table:style-name="ce53">
            <text:p>25.4</text:p>
          </table:table-cell>
          <table:table-cell office:value-type="float" office:value="28.4" table:style-name="ce53">
            <text:p>28.4</text:p>
          </table:table-cell>
          <table:table-cell office:value-type="float" office:value="53.9" table:style-name="ce53">
            <text:p>53.9</text:p>
          </table:table-cell>
          <table:table-cell office:value-type="float" office:value="88.6" table:style-name="ce53">
            <text:p>88.6</text:p>
          </table:table-cell>
          <table:table-cell table:style-name="ce52"/>
          <table:table-cell office:value-type="float" office:value="644" table:style-name="ce51">
            <text:p>644</text:p>
          </table:table-cell>
          <table:table-cell office:value-type="float" office:value="672" table:style-name="ce51">
            <text:p>672</text:p>
          </table:table-cell>
          <table:table-cell office:value-type="float" office:value="1316" table:style-name="ce51">
            <text:p>1,316</text:p>
          </table:table-cell>
          <table:table-cell table:style-name="ce51"/>
          <table:table-cell office:value-type="float" office:value="4577" table:style-name="ce51">
            <text:p>4,577</text:p>
          </table:table-cell>
          <table:table-cell office:value-type="float" office:value="42176" table:style-name="ce51">
            <text:p>42,176</text:p>
          </table:table-cell>
          <table:table-cell office:value-type="float" office:value="46753" table:style-name="ce51">
            <text:p>46,753</text:p>
          </table:table-cell>
          <table:table-cell office:value-type="float" office:value="48069" table:style-name="ce51">
            <text:p>48,06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54">
            <text:p>South West</text:p>
          </table:table-cell>
          <table:table-cell table:style-name="ce54"/>
          <table:table-cell office:value-type="float" office:value="9.4" table:style-name="ce53">
            <text:p>9.4</text:p>
          </table:table-cell>
          <table:table-cell office:value-type="float" office:value="6.8" table:style-name="ce53">
            <text:p>6.8</text:p>
          </table:table-cell>
          <table:table-cell office:value-type="float" office:value="16.2" table:style-name="ce53">
            <text:p>16.2</text:p>
          </table:table-cell>
          <table:table-cell table:style-name="ce53"/>
          <table:table-cell office:value-type="float" office:value="16.600000000000001" table:style-name="ce53">
            <text:p>16.6</text:p>
          </table:table-cell>
          <table:table-cell office:value-type="float" office:value="19.5" table:style-name="ce53">
            <text:p>19.5</text:p>
          </table:table-cell>
          <table:table-cell office:value-type="float" office:value="36.1" table:style-name="ce53">
            <text:p>36.1</text:p>
          </table:table-cell>
          <table:table-cell office:value-type="float" office:value="52.3" table:style-name="ce53">
            <text:p>52.3</text:p>
          </table:table-cell>
          <table:table-cell table:style-name="ce52"/>
          <table:table-cell office:value-type="float" office:value="327" table:style-name="ce51">
            <text:p>327</text:p>
          </table:table-cell>
          <table:table-cell office:value-type="float" office:value="737" table:style-name="ce51">
            <text:p>737</text:p>
          </table:table-cell>
          <table:table-cell office:value-type="float" office:value="1064" table:style-name="ce51">
            <text:p>1,064</text:p>
          </table:table-cell>
          <table:table-cell table:style-name="ce51"/>
          <table:table-cell office:value-type="float" office:value="4212" table:style-name="ce51">
            <text:p>4,212</text:p>
          </table:table-cell>
          <table:table-cell office:value-type="float" office:value="44995" table:style-name="ce51">
            <text:p>44,995</text:p>
          </table:table-cell>
          <table:table-cell office:value-type="float" office:value="49207" table:style-name="ce51">
            <text:p>49,207</text:p>
          </table:table-cell>
          <table:table-cell office:value-type="float" office:value="50272" table:style-name="ce51">
            <text:p>50,272</text:p>
          </table:table-cell>
          <table:table-cell table:number-columns-repeated="16365" table:style-name="ce39"/>
        </table:table-row>
        <table:table-row table:style-name="ro9">
          <table:table-cell office:value-type="string" table:style-name="ce54">
            <text:p>England</text:p>
          </table:table-cell>
          <table:table-cell table:style-name="ce54"/>
          <table:table-cell office:value-type="float" office:value="96.4" table:style-name="ce53">
            <text:p>96.4</text:p>
          </table:table-cell>
          <table:table-cell office:value-type="float" office:value="51.9" table:style-name="ce53">
            <text:p>51.9</text:p>
          </table:table-cell>
          <table:table-cell office:value-type="float" office:value="148.30000000000001" table:style-name="ce53">
            <text:p>148.3</text:p>
          </table:table-cell>
          <table:table-cell table:style-name="ce53"/>
          <table:table-cell office:value-type="float" office:value="144" table:style-name="ce53">
            <text:p>144.0</text:p>
          </table:table-cell>
          <table:table-cell office:value-type="float" office:value="152.1" table:style-name="ce53">
            <text:p>152.1</text:p>
          </table:table-cell>
          <table:table-cell office:value-type="float" office:value="296" table:style-name="ce53">
            <text:p>296.0</text:p>
          </table:table-cell>
          <table:table-cell office:value-type="float" office:value="444.4" table:style-name="ce53">
            <text:p>444.4</text:p>
          </table:table-cell>
          <table:table-cell table:style-name="ce52"/>
          <table:table-cell office:value-type="float" office:value="3010" table:style-name="ce51">
            <text:p>3,010</text:p>
          </table:table-cell>
          <table:table-cell office:value-type="float" office:value="4123" table:style-name="ce51">
            <text:p>4,123</text:p>
          </table:table-cell>
          <table:table-cell office:value-type="float" office:value="7133" table:style-name="ce51">
            <text:p>7,133</text:p>
          </table:table-cell>
          <table:table-cell table:style-name="ce51"/>
          <table:table-cell office:value-type="float" office:value="28268" table:style-name="ce51">
            <text:p>28,268</text:p>
          </table:table-cell>
          <table:table-cell office:value-type="float" office:value="268026" table:style-name="ce51">
            <text:p>268,026</text:p>
          </table:table-cell>
          <table:table-cell office:value-type="float" office:value="296294" table:style-name="ce51">
            <text:p>296,294</text:p>
          </table:table-cell>
          <table:table-cell office:value-type="float" office:value="303427" table:style-name="ce51">
            <text:p>303,427</text:p>
          </table:table-cell>
          <table:table-cell table:number-columns-repeated="16365" table:style-name="ce39"/>
        </table:table-row>
        <table:table-row table:style-name="ro10">
          <table:table-cell table:number-columns-repeated="2" table:style-name="ce50"/>
          <table:table-cell table:number-columns-repeated="11" table:style-name="ce49"/>
          <table:table-cell table:number-columns-repeated="6" table:style-name="ce48"/>
          <table:table-cell table:number-columns-repeated="16365" table:style-name="ce39"/>
        </table:table-row>
        <table:table-row table:style-name="ro9">
          <table:table-cell office:value-type="string" table:style-name="ce38">
            <text:p>Telephone: 020 7944 3095</text:p>
          </table:table-cell>
          <table:table-cell table:number-columns-repeated="17" table:style-name="ce38"/>
          <table:table-cell office:value-type="string" table:style-name="ce47">
            <text:p>Source: DfT National Road Traffic Survey</text:p>
          </table:table-cell>
          <table:table-cell table:number-columns-repeated="16365" table:style-name="ce39"/>
        </table:table-row>
        <table:table-row table:style-name="ro2">
          <table:table-cell office:value-type="string" table:style-name="ce38">
            <text:p>Email: roadtraff.stats@dft.gsi.gov.uk</text:p>
          </table:table-cell>
          <table:table-cell table:number-columns-repeated="17" table:style-name="ce38"/>
          <table:table-cell office:value-type="string" table:style-name="ce46">
            <text:p>Last updated: July 2018</text:p>
          </table:table-cell>
          <table:table-cell table:number-columns-repeated="16365" table:style-name="ce39"/>
        </table:table-row>
        <table:table-row table:style-name="ro2">
          <table:table-cell office:value-type="string" table:style-name="ce45">
            <text:p>Notes &amp; definitions:</text:p>
          </table:table-cell>
          <table:table-cell table:style-name="ce44"/>
          <table:table-cell table:style-name="ce43"/>
          <table:table-cell table:number-columns-repeated="9" table:style-name="ce42"/>
          <table:table-cell table:number-columns-repeated="6" table:style-name="ce38"/>
          <table:table-cell office:value-type="string" table:style-name="ce41">
            <text:p>Next update: June 2019</text:p>
          </table:table-cell>
          <table:table-cell table:number-columns-repeated="16365" table:style-name="ce39"/>
        </table:table-row>
        <table:table-row table:style-name="ro2">
          <table:table-cell office:value-type="string" table:number-columns-spanned="12" table:number-rows-spanned="1" table:style-name="ce35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38"/>
          <table:table-cell table:number-columns-repeated="16365" table:style-name="ce39"/>
        </table:table-row>
        <table:table-row table:style-name="ro2">
          <table:table-cell office:value-type="string" table:style-name="ce38">
            <text:p>The figures in this table are National Statistics.</text:p>
          </table:table-cell>
          <table:table-cell table:number-columns-repeated="11" table:style-name="ce38"/>
          <table:table-cell table:number-columns-repeated="7" table:style-name="ce40"/>
          <table:table-cell table:number-columns-repeated="16365" table:style-name="ce39"/>
        </table:table-row>
        <table:table-row table:style-name="ro2">
          <table:table-cell table:number-columns-repeated="12" table:style-name="ce38"/>
          <table:table-cell table:number-columns-repeated="7" table:style-name="ce40"/>
          <table:table-cell table:number-columns-repeated="16365" table:style-name="ce39"/>
        </table:table-row>
        <table:table-row table:number-rows-repeated="7" table:style-name="ro2">
          <table:table-cell table:number-columns-repeated="2" table:style-name="ce38"/>
          <table:table-cell table:number-columns-repeated="17" table:style-name="ce40"/>
          <table:table-cell table:number-columns-repeated="16365" table:style-name="ce39"/>
        </table:table-row>
        <table:table-row table:number-rows-repeated="3" table:style-name="ro2">
          <table:table-cell table:number-columns-repeated="2" table:style-name="ce39"/>
          <table:table-cell table:number-columns-repeated="17" table:style-name="ce40"/>
          <table:table-cell table:number-columns-repeated="16365" table:style-name="ce39"/>
        </table:table-row>
        <table:table-row table:number-rows-repeated="2" table:style-name="ro2">
          <table:table-cell table:number-columns-repeated="2" table:style-name="ce39"/>
          <table:table-cell table:number-columns-repeated="10" table:style-name="ce40"/>
          <table:table-cell table:number-columns-repeated="7" table:style-name="ce38"/>
          <table:table-cell table:number-columns-repeated="16365" table:style-name="ce39"/>
        </table:table-row>
        <table:table-row table:number-rows-repeated="1048539" table:style-name="ro2">
          <table:table-cell table:number-columns-repeated="16384"/>
        </table:table-row>
        <table:named-expressions>
          <table:named-range table:name="\t" table:cell-range-address="'file:///C:/2005Publications/RoRo%20Q2_2005/Bulletin205draft.xls'#TABLE1a.$U$3" table:base-cell-address="TRA4116_(2017).$A$1"/>
          <table:named-expression table:name="_1.2__Average_distance_travelled_by_mode_of_travel__1975_76__1985_86_and_1993_95" table:expression="of:=[.#REF!]" table:base-cell-address="TRA4116_(2017).$A$1"/>
          <table:named-expression table:name="_1981" table:expression="of:=[.#REF!]" table:base-cell-address="TRA4116_(2017).$A$1"/>
          <table:named-expression table:name="activeCell" table:expression="of:=[.#REF!]" table:base-cell-address="TRA4116_(2017).$A$1"/>
          <table:named-range table:name="ANNFORIEGN" table:cell-range-address="'file:///C:/2005Publications/RoRo%20Q2_2005/Bulletin205draft.xls'#TABLE1a.$P$37" table:base-cell-address="TRA4116_(2017).$A$1"/>
          <table:named-expression table:name="ANNUAL" table:expression="of:=[.#REF!]" table:base-cell-address="TRA4116_(2017).$A$1"/>
          <table:named-expression table:name="BARQTR" table:expression="of:=[.#REF!]" table:base-cell-address="TRA4116_(2017).$A$1"/>
          <table:named-expression table:name="BELGIUM" table:expression="of:=[.#REF!]" table:base-cell-address="TRA4116_(2017).$A$1"/>
          <table:named-expression table:name="CategoryTitle" table:expression="of:=[.#REF!]" table:base-cell-address="TRA4116_(2017).$A$1"/>
          <table:named-expression table:name="DEFLATOR" table:expression="of:=[.#REF!]" table:base-cell-address="TRA4116_(2017).$A$1"/>
          <table:named-expression table:name="dgdsfyh" table:expression="of:=[.#REF!]" table:base-cell-address="TRA4116_(2017).$A$1"/>
          <table:named-expression table:name="DK" table:expression="of:=[.#REF!]" table:base-cell-address="TRA4116_(2017).$A$1"/>
          <table:named-expression table:name="DNK_D" table:expression="of:=[.#REF!]" table:base-cell-address="TRA4116_(2017).$A$1"/>
          <table:named-expression table:name="EIRE" table:expression="of:=[.#REF!]" table:base-cell-address="TRA4116_(2017).$A$1"/>
          <table:named-expression table:name="fbegyear" table:expression="of:=[.#REF!]" table:base-cell-address="TRA4116_(2017).$A$1"/>
          <table:named-expression table:name="fendyear" table:expression="of:=[.#REF!]" table:base-cell-address="TRA4116_(2017).$A$1"/>
          <table:named-expression table:name="FL" table:expression="of:=[.#REF!]" table:base-cell-address="TRA4116_(2017).$A$1"/>
          <table:named-expression table:name="Footnotes" table:expression="of:=[.#REF!]" table:base-cell-address="TRA4116_(2017).$A$1"/>
          <table:named-expression table:name="FRANCE" table:expression="of:=[.#REF!]" table:base-cell-address="TRA4116_(2017).$A$1"/>
          <table:named-expression table:name="fyear" table:expression="of:=[.#REF!]" table:base-cell-address="TRA4116_(2017).$A$1"/>
          <table:named-expression table:name="GERMANY" table:expression="of:=[.#REF!]" table:base-cell-address="TRA4116_(2017).$A$1"/>
          <table:named-expression table:name="GraphTitle" table:expression="of:=[.#REF!]" table:base-cell-address="TRA4116_(2017).$A$1"/>
          <table:named-expression table:name="ITALY" table:expression="of:=[.#REF!]" table:base-cell-address="TRA4116_(2017).$A$1"/>
          <table:named-expression table:name="NLS" table:expression="of:=[.#REF!]" table:base-cell-address="TRA4116_(2017).$A$1"/>
          <table:named-expression table:name="NONEC" table:expression="of:=[.#REF!]" table:base-cell-address="TRA4116_(2017).$A$1"/>
          <table:named-expression table:name="OldData" table:expression="of:=[.#REF!]" table:base-cell-address="TRA4116_(2017).$A$1"/>
          <table:named-expression table:name="OTHEREC" table:expression="of:=[.#REF!]" table:base-cell-address="TRA4116_(2017).$A$1"/>
          <table:named-expression table:name="PIE" table:expression="of:=[.#REF!]" table:base-cell-address="TRA4116_(2017).$A$1"/>
          <table:named-range table:name="Print_Area" table:cell-range-address="TRA4116_(2016).$A$1:TRA4116_(2016).$S$23" table:base-cell-address="TRA4116_(2016).$A$1"/>
          <table:named-expression table:name="PUBLISH_Print_Area" table:expression="of:=[.#REF!]" table:base-cell-address="TRA4116_(2017).$A$1"/>
          <table:named-expression table:name="PUBLISH1998_Print_Area" table:expression="of:=[.#REF!]" table:base-cell-address="TRA4116_(2017).$A$1"/>
          <table:named-expression table:name="qryNonEUBreakdown" table:expression="of:=[.#REF!]" table:base-cell-address="TRA4116_(2017).$A$1"/>
          <table:named-expression table:name="QUARTER" table:expression="of:=[.#REF!]" table:base-cell-address="TRA4116_(2017).$A$1"/>
          <table:named-expression table:name="SPAIN" table:expression="of:=[.#REF!]" table:base-cell-address="TRA4116_(2017).$A$1"/>
          <table:named-range table:name="tab" table:cell-range-address="'file:///C:/IRHS/EXCEL/RORO/bulletins/2003/SA%20Changes/SA%20Changes%20to%20bulletin%20-%20draft.xls'#TABLE1a.$U$3" table:base-cell-address="TRA4116_(2017).$A$1"/>
          <table:named-expression table:name="TableTitle" table:expression="of:=[.#REF!]" table:base-cell-address="TRA4116_(2017).$A$1"/>
          <table:named-expression table:name="testing" table:expression="of:=[.#REF!]" table:base-cell-address="TRA4116_(2017).$A$1"/>
          <table:named-expression table:name="ValueTitle" table:expression="of:=[.#REF!]" table:base-cell-address="TRA4116_(2017).$A$1"/>
        </table:named-expressions>
      </table:table>
      <table:table table:name="TRA4116_(2015)" table:style-name="ta2">
        <table:table-column table:style-name="co1" table:default-cell-style-name="ce73"/>
        <table:table-column table:style-name="co2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4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5" table:number-columns-repeated="16365" table:default-cell-style-name="ce73"/>
        <table:table-row table:style-name="ro1">
          <table:table-cell office:value-type="string" table:style-name="ce97">
            <text:p>Department for Transport statistics</text:p>
          </table:table-cell>
          <table:table-cell table:style-name="ce97"/>
          <table:table-cell table:number-columns-repeated="5" table:style-name="ce85"/>
          <table:table-cell table:number-columns-repeated="2" table:style-name="ce97"/>
          <table:table-cell table:number-columns-repeated="16375" table:style-name="ce85"/>
        </table:table-row>
        <table:table-row table:style-name="ro1">
          <table:table-cell office:value-type="string" table:style-name="ce98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98"/>
          <table:table-cell table:style-name="ce97"/>
          <table:table-cell table:number-columns-repeated="16380" table:style-name="ce85"/>
        </table:table-row>
        <table:table-row table:style-name="ro1">
          <table:table-cell office:value-type="string" table:style-name="ce95">
            <text:p>Table TRA4116</text:p>
          </table:table-cell>
          <table:table-cell table:style-name="ce95"/>
          <table:table-cell table:number-columns-repeated="11" table:style-name="ce96"/>
          <table:table-cell table:number-columns-repeated="6" table:style-name="ce73"/>
          <table:table-cell table:number-columns-repeated="16365" table:style-name="ce39"/>
        </table:table-row>
        <table:table-row table:style-name="ro1">
          <table:table-cell office:value-type="string" table:style-name="ce95">
            <text:p>Motor vehicle traffic (vehicle kilometres) by road class, road management and region in England, 2015</text:p>
          </table:table-cell>
          <table:table-cell table:style-name="ce9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6" table:style-name="ce73"/>
          <table:table-cell table:number-columns-repeated="16365" table:style-name="ce39"/>
        </table:table-row>
        <table:table-row table:style-name="ro11">
          <table:table-cell table:number-columns-repeated="2" table:style-name="ce94"/>
          <table:table-cell table:number-columns-repeated="11" table:style-name="ce93"/>
          <table:table-cell table:number-columns-repeated="5" table:style-name="ce73"/>
          <table:table-cell office:value-type="string" table:style-name="ce92">
            <text:p>Billion vehicle kilometres / kilometr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90"/>
          <table:table-cell office:value-type="string" table:number-columns-spanned="8" table:number-rows-spanned="1" table:style-name="ce91">
            <text:p>Traffic volume</text:p>
          </table:table-cell>
          <table:covered-table-cell table:number-columns-repeated="7"/>
          <table:table-cell table:style-name="ce89"/>
          <table:table-cell office:value-type="string" table:number-columns-spanned="8" table:number-rows-spanned="1" table:style-name="ce91">
            <text:p>Road length</text:p>
          </table:table-cell>
          <table:covered-table-cell table:number-columns-repeated="7"/>
          <table:table-cell table:number-columns-repeated="16365" table:style-name="ce85"/>
        </table:table-row>
        <table:table-row table:style-name="ro6">
          <table:table-cell table:number-columns-repeated="2" table:style-name="ce90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9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8"/>
          <table:table-cell table:style-name="ce86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8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6"/>
          <table:table-cell table:number-columns-repeated="16365" table:style-name="ce85"/>
        </table:table-row>
        <table:table-row table:style-name="ro4">
          <table:table-cell office:value-type="string" table:style-name="ce84">
            <text:p>Region</text:p>
          </table:table-cell>
          <table:table-cell table:style-name="ce83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style-name="ce82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North East</text:p>
          </table:table-cell>
          <table:table-cell table:style-name="ce20"/>
          <table:table-cell office:value-type="float" office:value="1.2" table:style-name="ce81">
            <text:p>1.2</text:p>
          </table:table-cell>
          <table:table-cell office:value-type="float" office:value="4" table:style-name="ce81">
            <text:p>4.0</text:p>
          </table:table-cell>
          <table:table-cell office:value-type="float" office:value="5.2" table:style-name="ce81">
            <text:p>5.2</text:p>
          </table:table-cell>
          <table:table-cell table:style-name="ce81"/>
          <table:table-cell office:value-type="float" office:value="6.6" table:style-name="ce81">
            <text:p>6.6</text:p>
          </table:table-cell>
          <table:table-cell office:value-type="float" office:value="7.2" table:style-name="ce81">
            <text:p>7.2</text:p>
          </table:table-cell>
          <table:table-cell office:value-type="float" office:value="13.8" table:style-name="ce81">
            <text:p>13.8</text:p>
          </table:table-cell>
          <table:table-cell office:value-type="float" office:value="19" table:style-name="ce81">
            <text:p>19.0</text:p>
          </table:table-cell>
          <table:table-cell table:style-name="ce80"/>
          <table:table-cell office:value-type="float" office:value="56" table:style-name="ce79">
            <text:p>56</text:p>
          </table:table-cell>
          <table:table-cell office:value-type="float" office:value="342" table:style-name="ce79">
            <text:p>342</text:p>
          </table:table-cell>
          <table:table-cell office:value-type="float" office:value="398" table:style-name="ce79">
            <text:p>398</text:p>
          </table:table-cell>
          <table:table-cell table:style-name="ce79"/>
          <table:table-cell office:value-type="float" office:value="1431" table:style-name="ce79">
            <text:p>1,431</text:p>
          </table:table-cell>
          <table:table-cell office:value-type="float" office:value="14438" table:style-name="ce79">
            <text:p>14,438</text:p>
          </table:table-cell>
          <table:table-cell office:value-type="float" office:value="15869" table:style-name="ce79">
            <text:p>15,869</text:p>
          </table:table-cell>
          <table:table-cell office:value-type="float" office:value="16266" table:style-name="ce79">
            <text:p>16,266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North West</text:p>
          </table:table-cell>
          <table:table-cell table:style-name="ce20"/>
          <table:table-cell office:value-type="float" office:value="18.600000000000001" table:style-name="ce81">
            <text:p>18.6</text:p>
          </table:table-cell>
          <table:table-cell office:value-type="float" office:value="2.2000000000000002" table:style-name="ce81">
            <text:p>2.2</text:p>
          </table:table-cell>
          <table:table-cell office:value-type="float" office:value="20.7" table:style-name="ce81">
            <text:p>20.7</text:p>
          </table:table-cell>
          <table:table-cell table:style-name="ce81"/>
          <table:table-cell office:value-type="float" office:value="18" table:style-name="ce81">
            <text:p>18.0</text:p>
          </table:table-cell>
          <table:table-cell office:value-type="float" office:value="17.5" table:style-name="ce81">
            <text:p>17.5</text:p>
          </table:table-cell>
          <table:table-cell office:value-type="float" office:value="35.5" table:style-name="ce81">
            <text:p>35.5</text:p>
          </table:table-cell>
          <table:table-cell office:value-type="float" office:value="56.3" table:style-name="ce81">
            <text:p>56.3</text:p>
          </table:table-cell>
          <table:table-cell table:style-name="ce80"/>
          <table:table-cell office:value-type="float" office:value="625" table:style-name="ce79">
            <text:p>625</text:p>
          </table:table-cell>
          <table:table-cell office:value-type="float" office:value="305" table:style-name="ce79">
            <text:p>305</text:p>
          </table:table-cell>
          <table:table-cell office:value-type="float" office:value="930" table:style-name="ce79">
            <text:p>930</text:p>
          </table:table-cell>
          <table:table-cell table:style-name="ce79"/>
          <table:table-cell office:value-type="float" office:value="3705" table:style-name="ce79">
            <text:p>3,705</text:p>
          </table:table-cell>
          <table:table-cell office:value-type="float" office:value="32397" table:style-name="ce79">
            <text:p>32,397</text:p>
          </table:table-cell>
          <table:table-cell office:value-type="float" office:value="36102" table:style-name="ce79">
            <text:p>36,102</text:p>
          </table:table-cell>
          <table:table-cell office:value-type="float" office:value="37032" table:style-name="ce79">
            <text:p>37,032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10.9" table:style-name="ce81">
            <text:p>10.9</text:p>
          </table:table-cell>
          <table:table-cell office:value-type="float" office:value="3" table:style-name="ce81">
            <text:p>3.0</text:p>
          </table:table-cell>
          <table:table-cell office:value-type="float" office:value="13.9" table:style-name="ce81">
            <text:p>13.9</text:p>
          </table:table-cell>
          <table:table-cell table:style-name="ce81"/>
          <table:table-cell office:value-type="float" office:value="14.2" table:style-name="ce81">
            <text:p>14.2</text:p>
          </table:table-cell>
          <table:table-cell office:value-type="float" office:value="14.8" table:style-name="ce81">
            <text:p>14.8</text:p>
          </table:table-cell>
          <table:table-cell office:value-type="float" office:value="29" table:style-name="ce81">
            <text:p>29.0</text:p>
          </table:table-cell>
          <table:table-cell office:value-type="float" office:value="42.9" table:style-name="ce81">
            <text:p>42.9</text:p>
          </table:table-cell>
          <table:table-cell table:style-name="ce80"/>
          <table:table-cell office:value-type="float" office:value="412" table:style-name="ce79">
            <text:p>412</text:p>
          </table:table-cell>
          <table:table-cell office:value-type="float" office:value="269" table:style-name="ce79">
            <text:p>269</text:p>
          </table:table-cell>
          <table:table-cell office:value-type="float" office:value="681" table:style-name="ce79">
            <text:p>681</text:p>
          </table:table-cell>
          <table:table-cell table:style-name="ce79"/>
          <table:table-cell office:value-type="float" office:value="3067" table:style-name="ce79">
            <text:p>3,067</text:p>
          </table:table-cell>
          <table:table-cell office:value-type="float" office:value="28270" table:style-name="ce79">
            <text:p>28,270</text:p>
          </table:table-cell>
          <table:table-cell office:value-type="float" office:value="31337" table:style-name="ce79">
            <text:p>31,337</text:p>
          </table:table-cell>
          <table:table-cell office:value-type="float" office:value="32018" table:style-name="ce79">
            <text:p>32,018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0"/>
          <table:table-cell office:value-type="float" office:value="6.7" table:style-name="ce81">
            <text:p>6.7</text:p>
          </table:table-cell>
          <table:table-cell office:value-type="float" office:value="8" table:style-name="ce81">
            <text:p>8.0</text:p>
          </table:table-cell>
          <table:table-cell office:value-type="float" office:value="14.6" table:style-name="ce81">
            <text:p>14.6</text:p>
          </table:table-cell>
          <table:table-cell table:style-name="ce81"/>
          <table:table-cell office:value-type="float" office:value="13.8" table:style-name="ce81">
            <text:p>13.8</text:p>
          </table:table-cell>
          <table:table-cell office:value-type="float" office:value="14.3" table:style-name="ce81">
            <text:p>14.3</text:p>
          </table:table-cell>
          <table:table-cell office:value-type="float" office:value="28.1" table:style-name="ce81">
            <text:p>28.1</text:p>
          </table:table-cell>
          <table:table-cell office:value-type="float" office:value="42.7" table:style-name="ce81">
            <text:p>42.7</text:p>
          </table:table-cell>
          <table:table-cell table:style-name="ce80"/>
          <table:table-cell office:value-type="float" office:value="195" table:style-name="ce79">
            <text:p>195</text:p>
          </table:table-cell>
          <table:table-cell office:value-type="float" office:value="589" table:style-name="ce79">
            <text:p>589</text:p>
          </table:table-cell>
          <table:table-cell office:value-type="float" office:value="785" table:style-name="ce79">
            <text:p>785</text:p>
          </table:table-cell>
          <table:table-cell table:style-name="ce79"/>
          <table:table-cell office:value-type="float" office:value="3283" table:style-name="ce79">
            <text:p>3,283</text:p>
          </table:table-cell>
          <table:table-cell office:value-type="float" office:value="27415" table:style-name="ce79">
            <text:p>27,415</text:p>
          </table:table-cell>
          <table:table-cell office:value-type="float" office:value="30699" table:style-name="ce79">
            <text:p>30,699</text:p>
          </table:table-cell>
          <table:table-cell office:value-type="float" office:value="31483" table:style-name="ce79">
            <text:p>31,483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0"/>
          <table:table-cell office:value-type="float" office:value="13.2" table:style-name="ce81">
            <text:p>13.2</text:p>
          </table:table-cell>
          <table:table-cell office:value-type="float" office:value="4.4000000000000004" table:style-name="ce81">
            <text:p>4.4</text:p>
          </table:table-cell>
          <table:table-cell office:value-type="float" office:value="17.600000000000001" table:style-name="ce81">
            <text:p>17.6</text:p>
          </table:table-cell>
          <table:table-cell table:style-name="ce81"/>
          <table:table-cell office:value-type="float" office:value="14.4" table:style-name="ce81">
            <text:p>14.4</text:p>
          </table:table-cell>
          <table:table-cell office:value-type="float" office:value="17.7" table:style-name="ce81">
            <text:p>17.7</text:p>
          </table:table-cell>
          <table:table-cell office:value-type="float" office:value="32" table:style-name="ce81">
            <text:p>32.0</text:p>
          </table:table-cell>
          <table:table-cell office:value-type="float" office:value="49.6" table:style-name="ce81">
            <text:p>49.6</text:p>
          </table:table-cell>
          <table:table-cell table:style-name="ce80"/>
          <table:table-cell office:value-type="float" office:value="435" table:style-name="ce79">
            <text:p>435</text:p>
          </table:table-cell>
          <table:table-cell office:value-type="float" office:value="439" table:style-name="ce79">
            <text:p>439</text:p>
          </table:table-cell>
          <table:table-cell office:value-type="float" office:value="874" table:style-name="ce79">
            <text:p>874</text:p>
          </table:table-cell>
          <table:table-cell table:style-name="ce79"/>
          <table:table-cell office:value-type="float" office:value="3112" table:style-name="ce79">
            <text:p>3,112</text:p>
          </table:table-cell>
          <table:table-cell office:value-type="float" office:value="29023" table:style-name="ce79">
            <text:p>29,023</text:p>
          </table:table-cell>
          <table:table-cell office:value-type="float" office:value="32136" table:style-name="ce79">
            <text:p>32,136</text:p>
          </table:table-cell>
          <table:table-cell office:value-type="float" office:value="33009" table:style-name="ce79">
            <text:p>33,00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9.6" table:style-name="ce81">
            <text:p>9.6</text:p>
          </table:table-cell>
          <table:table-cell office:value-type="float" office:value="10.7" table:style-name="ce81">
            <text:p>10.7</text:p>
          </table:table-cell>
          <table:table-cell office:value-type="float" office:value="20.3" table:style-name="ce81">
            <text:p>20.3</text:p>
          </table:table-cell>
          <table:table-cell table:style-name="ce81"/>
          <table:table-cell office:value-type="float" office:value="16.8" table:style-name="ce81">
            <text:p>16.8</text:p>
          </table:table-cell>
          <table:table-cell office:value-type="float" office:value="21.4" table:style-name="ce81">
            <text:p>21.4</text:p>
          </table:table-cell>
          <table:table-cell office:value-type="float" office:value="38.200000000000003" table:style-name="ce81">
            <text:p>38.2</text:p>
          </table:table-cell>
          <table:table-cell office:value-type="float" office:value="58.5" table:style-name="ce81">
            <text:p>58.5</text:p>
          </table:table-cell>
          <table:table-cell table:style-name="ce80"/>
          <table:table-cell office:value-type="float" office:value="262" table:style-name="ce79">
            <text:p>262</text:p>
          </table:table-cell>
          <table:table-cell office:value-type="float" office:value="781" table:style-name="ce79">
            <text:p>781</text:p>
          </table:table-cell>
          <table:table-cell office:value-type="float" office:value="1043" table:style-name="ce79">
            <text:p>1,043</text:p>
          </table:table-cell>
          <table:table-cell table:style-name="ce79"/>
          <table:table-cell office:value-type="float" office:value="3116" table:style-name="ce79">
            <text:p>3,116</text:p>
          </table:table-cell>
          <table:table-cell office:value-type="float" office:value="35722" table:style-name="ce79">
            <text:p>35,722</text:p>
          </table:table-cell>
          <table:table-cell office:value-type="float" office:value="38838" table:style-name="ce79">
            <text:p>38,838</text:p>
          </table:table-cell>
          <table:table-cell office:value-type="float" office:value="39882" table:style-name="ce79">
            <text:p>39,882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London</text:p>
          </table:table-cell>
          <table:table-cell table:style-name="ce20"/>
          <table:table-cell office:value-type="float" office:value="2.4" table:style-name="ce81">
            <text:p>2.4</text:p>
          </table:table-cell>
          <table:table-cell office:value-type="float" office:value="0" table:style-name="ce81">
            <text:p>0.0</text:p>
          </table:table-cell>
          <table:table-cell office:value-type="float" office:value="2.4" table:style-name="ce81">
            <text:p>2.4</text:p>
          </table:table-cell>
          <table:table-cell table:style-name="ce81"/>
          <table:table-cell office:value-type="float" office:value="16.5" table:style-name="ce81">
            <text:p>16.5</text:p>
          </table:table-cell>
          <table:table-cell office:value-type="float" office:value="10.4" table:style-name="ce81">
            <text:p>10.4</text:p>
          </table:table-cell>
          <table:table-cell office:value-type="float" office:value="26.8" table:style-name="ce81">
            <text:p>26.8</text:p>
          </table:table-cell>
          <table:table-cell office:value-type="float" office:value="29.2" table:style-name="ce81">
            <text:p>29.2</text:p>
          </table:table-cell>
          <table:table-cell table:style-name="ce80"/>
          <table:table-cell office:value-type="float" office:value="60" table:style-name="ce79">
            <text:p>60</text:p>
          </table:table-cell>
          <table:table-cell office:value-type="float" office:value="0" table:style-name="ce79">
            <text:p>0</text:p>
          </table:table-cell>
          <table:table-cell office:value-type="float" office:value="60" table:style-name="ce79">
            <text:p>60</text:p>
          </table:table-cell>
          <table:table-cell table:style-name="ce79"/>
          <table:table-cell office:value-type="float" office:value="1719" table:style-name="ce79">
            <text:p>1,719</text:p>
          </table:table-cell>
          <table:table-cell office:value-type="float" office:value="13017" table:style-name="ce79">
            <text:p>13,017</text:p>
          </table:table-cell>
          <table:table-cell office:value-type="float" office:value="14736" table:style-name="ce79">
            <text:p>14,736</text:p>
          </table:table-cell>
          <table:table-cell office:value-type="float" office:value="14796" table:style-name="ce79">
            <text:p>14,796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South East</text:p>
          </table:table-cell>
          <table:table-cell table:style-name="ce20"/>
          <table:table-cell office:value-type="float" office:value="23.2" table:style-name="ce81">
            <text:p>23.2</text:p>
          </table:table-cell>
          <table:table-cell office:value-type="float" office:value="10.8" table:style-name="ce81">
            <text:p>10.8</text:p>
          </table:table-cell>
          <table:table-cell office:value-type="float" office:value="34" table:style-name="ce81">
            <text:p>34.0</text:p>
          </table:table-cell>
          <table:table-cell table:style-name="ce81"/>
          <table:table-cell office:value-type="float" office:value="25" table:style-name="ce81">
            <text:p>25.0</text:p>
          </table:table-cell>
          <table:table-cell office:value-type="float" office:value="28" table:style-name="ce81">
            <text:p>28.0</text:p>
          </table:table-cell>
          <table:table-cell office:value-type="float" office:value="53" table:style-name="ce81">
            <text:p>53.0</text:p>
          </table:table-cell>
          <table:table-cell office:value-type="float" office:value="87" table:style-name="ce81">
            <text:p>87.0</text:p>
          </table:table-cell>
          <table:table-cell table:style-name="ce80"/>
          <table:table-cell office:value-type="float" office:value="644" table:style-name="ce79">
            <text:p>644</text:p>
          </table:table-cell>
          <table:table-cell office:value-type="float" office:value="673" table:style-name="ce79">
            <text:p>673</text:p>
          </table:table-cell>
          <table:table-cell office:value-type="float" office:value="1317" table:style-name="ce79">
            <text:p>1,317</text:p>
          </table:table-cell>
          <table:table-cell table:style-name="ce79"/>
          <table:table-cell office:value-type="float" office:value="4571" table:style-name="ce79">
            <text:p>4,571</text:p>
          </table:table-cell>
          <table:table-cell office:value-type="float" office:value="42008" table:style-name="ce79">
            <text:p>42,008</text:p>
          </table:table-cell>
          <table:table-cell office:value-type="float" office:value="46580" table:style-name="ce79">
            <text:p>46,580</text:p>
          </table:table-cell>
          <table:table-cell office:value-type="float" office:value="47897" table:style-name="ce79">
            <text:p>47,897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South West</text:p>
          </table:table-cell>
          <table:table-cell table:style-name="ce20"/>
          <table:table-cell office:value-type="float" office:value="9.1999999999999993" table:style-name="ce81">
            <text:p>9.2</text:p>
          </table:table-cell>
          <table:table-cell office:value-type="float" office:value="6.5" table:style-name="ce81">
            <text:p>6.5</text:p>
          </table:table-cell>
          <table:table-cell office:value-type="float" office:value="15.6" table:style-name="ce81">
            <text:p>15.6</text:p>
          </table:table-cell>
          <table:table-cell table:style-name="ce81"/>
          <table:table-cell office:value-type="float" office:value="16.100000000000001" table:style-name="ce81">
            <text:p>16.1</text:p>
          </table:table-cell>
          <table:table-cell office:value-type="float" office:value="19.3" table:style-name="ce81">
            <text:p>19.3</text:p>
          </table:table-cell>
          <table:table-cell office:value-type="float" office:value="35.4" table:style-name="ce81">
            <text:p>35.4</text:p>
          </table:table-cell>
          <table:table-cell office:value-type="float" office:value="51" table:style-name="ce81">
            <text:p>51.0</text:p>
          </table:table-cell>
          <table:table-cell table:style-name="ce80"/>
          <table:table-cell office:value-type="float" office:value="327" table:style-name="ce79">
            <text:p>327</text:p>
          </table:table-cell>
          <table:table-cell office:value-type="float" office:value="737" table:style-name="ce79">
            <text:p>737</text:p>
          </table:table-cell>
          <table:table-cell office:value-type="float" office:value="1063" table:style-name="ce79">
            <text:p>1,063</text:p>
          </table:table-cell>
          <table:table-cell table:style-name="ce79"/>
          <table:table-cell office:value-type="float" office:value="4214" table:style-name="ce79">
            <text:p>4,214</text:p>
          </table:table-cell>
          <table:table-cell office:value-type="float" office:value="44817" table:style-name="ce79">
            <text:p>44,817</text:p>
          </table:table-cell>
          <table:table-cell office:value-type="float" office:value="49031" table:style-name="ce79">
            <text:p>49,031</text:p>
          </table:table-cell>
          <table:table-cell office:value-type="float" office:value="50094" table:style-name="ce79">
            <text:p>50,094</text:p>
          </table:table-cell>
          <table:table-cell table:number-columns-repeated="16365" table:style-name="ce39"/>
        </table:table-row>
        <table:table-row table:style-name="ro9">
          <table:table-cell office:value-type="string" table:style-name="ce20">
            <text:p>England</text:p>
          </table:table-cell>
          <table:table-cell table:style-name="ce20"/>
          <table:table-cell office:value-type="float" office:value="94.9" table:style-name="ce81">
            <text:p>94.9</text:p>
          </table:table-cell>
          <table:table-cell office:value-type="float" office:value="49.5" table:style-name="ce81">
            <text:p>49.5</text:p>
          </table:table-cell>
          <table:table-cell office:value-type="float" office:value="144.4" table:style-name="ce81">
            <text:p>144.4</text:p>
          </table:table-cell>
          <table:table-cell table:style-name="ce81"/>
          <table:table-cell office:value-type="float" office:value="141.30000000000001" table:style-name="ce81">
            <text:p>141.3</text:p>
          </table:table-cell>
          <table:table-cell office:value-type="float" office:value="150.6" table:style-name="ce81">
            <text:p>150.6</text:p>
          </table:table-cell>
          <table:table-cell office:value-type="float" office:value="291.8" table:style-name="ce81">
            <text:p>291.8</text:p>
          </table:table-cell>
          <table:table-cell office:value-type="float" office:value="436.3" table:style-name="ce81">
            <text:p>436.3</text:p>
          </table:table-cell>
          <table:table-cell table:style-name="ce80"/>
          <table:table-cell office:value-type="float" office:value="3015" table:style-name="ce79">
            <text:p>3,015</text:p>
          </table:table-cell>
          <table:table-cell office:value-type="float" office:value="4136" table:style-name="ce79">
            <text:p>4,136</text:p>
          </table:table-cell>
          <table:table-cell office:value-type="float" office:value="7151" table:style-name="ce79">
            <text:p>7,151</text:p>
          </table:table-cell>
          <table:table-cell table:style-name="ce79"/>
          <table:table-cell office:value-type="float" office:value="28218" table:style-name="ce79">
            <text:p>28,218</text:p>
          </table:table-cell>
          <table:table-cell office:value-type="float" office:value="267108" table:style-name="ce79">
            <text:p>267,108</text:p>
          </table:table-cell>
          <table:table-cell office:value-type="float" office:value="295326" table:style-name="ce79">
            <text:p>295,326</text:p>
          </table:table-cell>
          <table:table-cell office:value-type="float" office:value="302477" table:style-name="ce79">
            <text:p>302,477</text:p>
          </table:table-cell>
          <table:table-cell table:number-columns-repeated="16365" table:style-name="ce39"/>
        </table:table-row>
        <table:table-row table:style-name="ro10">
          <table:table-cell table:number-columns-repeated="2" table:style-name="ce78"/>
          <table:table-cell table:number-columns-repeated="11" table:style-name="ce25"/>
          <table:table-cell table:number-columns-repeated="6" table:style-name="ce77"/>
          <table:table-cell table:number-columns-repeated="16365" table:style-name="ce39"/>
        </table:table-row>
        <table:table-row table:style-name="ro9">
          <table:table-cell office:value-type="string" table:style-name="ce73">
            <text:p>Telephone: 020 7944 3095</text:p>
          </table:table-cell>
          <table:table-cell table:number-columns-repeated="17" table:style-name="ce73"/>
          <table:table-cell office:value-type="string" table:style-name="ce75">
            <text:p>Source: DfT National Road Traffic Survey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3">
            <text:p>Email: roadtraff.stats@dft.gsi.gov.uk</text:p>
          </table:table-cell>
          <table:table-cell table:number-columns-repeated="17" table:style-name="ce73"/>
          <table:table-cell office:value-type="string" table:style-name="ce75">
            <text:p>Last updated: May 2016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6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style-name="ce76"/>
          <table:table-cell table:number-columns-repeated="16" table:style-name="ce73"/>
          <table:table-cell office:value-type="string" table:style-name="ce75">
            <text:p>Next updated: May 2017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3">
            <text:p>The figures in this table are National Statistics.</text:p>
          </table:table-cell>
          <table:table-cell table:number-columns-repeated="18" table:style-name="ce73"/>
          <table:table-cell table:number-columns-repeated="16365" table:style-name="ce39"/>
        </table:table-row>
        <table:table-row table:style-name="ro12">
          <table:table-cell table:number-columns-repeated="16384"/>
        </table:table-row>
        <table:table-row table:number-rows-repeated="8" table:style-name="ro12">
          <table:table-cell table:number-columns-repeated="2" table:style-name="ce73"/>
          <table:table-cell table:number-columns-repeated="17" table:style-name="ce74"/>
          <table:table-cell table:number-columns-repeated="16365" table:style-name="ce39"/>
        </table:table-row>
        <table:table-row table:number-rows-repeated="4" table:style-name="ro12">
          <table:table-cell table:number-columns-repeated="2" table:style-name="ce39"/>
          <table:table-cell table:number-columns-repeated="17" table:style-name="ce74"/>
          <table:table-cell table:number-columns-repeated="16365" table:style-name="ce39"/>
        </table:table-row>
        <table:table-row table:number-rows-repeated="1048540" table:style-name="ro12">
          <table:table-cell table:number-columns-repeated="16384"/>
        </table:table-row>
        <table:named-expressions>
          <table:named-range table:name="Print_Area" table:cell-range-address="TRA4116_(2015).$A$1:TRA4116_(2015).$S$23" table:base-cell-address="TRA4116_(2015).$A$1"/>
        </table:named-expressions>
      </table:table>
      <table:table table:name="TRA4116_(2014)" table:style-name="ta2">
        <table:table-column table:style-name="co1" table:default-cell-style-name="ce73"/>
        <table:table-column table:style-name="co2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4" table:default-cell-style-name="ce73"/>
        <table:table-column table:style-name="co3" table:number-columns-repeated="3" table:default-cell-style-name="ce73"/>
        <table:table-column table:style-name="co4" table:default-cell-style-name="ce73"/>
        <table:table-column table:style-name="co3" table:number-columns-repeated="4" table:default-cell-style-name="ce73"/>
        <table:table-column table:style-name="co5" table:number-columns-repeated="16365" table:default-cell-style-name="ce73"/>
        <table:table-row table:style-name="ro1">
          <table:table-cell office:value-type="string" table:style-name="ce97">
            <text:p>Department for Transport statistics</text:p>
          </table:table-cell>
          <table:table-cell table:style-name="ce97"/>
          <table:table-cell table:number-columns-repeated="5" table:style-name="ce85"/>
          <table:table-cell table:number-columns-repeated="2" table:style-name="ce97"/>
          <table:table-cell table:number-columns-repeated="16375" table:style-name="ce85"/>
        </table:table-row>
        <table:table-row table:style-name="ro1">
          <table:table-cell office:value-type="string" table:style-name="ce98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98"/>
          <table:table-cell table:style-name="ce97"/>
          <table:table-cell table:number-columns-repeated="16380" table:style-name="ce85"/>
        </table:table-row>
        <table:table-row table:style-name="ro1">
          <table:table-cell office:value-type="string" table:style-name="ce95">
            <text:p>Table TRA4116</text:p>
          </table:table-cell>
          <table:table-cell table:style-name="ce95"/>
          <table:table-cell table:number-columns-repeated="11" table:style-name="ce96"/>
          <table:table-cell table:number-columns-repeated="6" table:style-name="ce73"/>
          <table:table-cell table:number-columns-repeated="16365" table:style-name="ce39"/>
        </table:table-row>
        <table:table-row table:style-name="ro13">
          <table:table-cell office:value-type="string" table:style-name="ce95">
            <text:p>Motor vehicle traffic (vehicle kilometres) by road class, road management and region in England, 2014<text:s/><text:span text:style-name="T1">R</text:span></text:p>
          </table:table-cell>
          <table:table-cell table:style-name="ce95"/>
          <table:table-cell table:number-columns-repeated="4" table:style-name="ce7"/>
          <table:table-cell table:number-columns-repeated="4" table:style-name="ce8"/>
          <table:table-cell table:number-columns-repeated="3" table:style-name="ce7"/>
          <table:table-cell table:number-columns-repeated="6" table:style-name="ce73"/>
          <table:table-cell table:number-columns-repeated="16365" table:style-name="ce39"/>
        </table:table-row>
        <table:table-row table:style-name="ro11">
          <table:table-cell table:number-columns-repeated="2" table:style-name="ce94"/>
          <table:table-cell table:number-columns-repeated="11" table:style-name="ce93"/>
          <table:table-cell table:number-columns-repeated="5" table:style-name="ce73"/>
          <table:table-cell office:value-type="string" table:style-name="ce92">
            <text:p>Billion vehicle kilometres / kilometres</text:p>
          </table:table-cell>
          <table:table-cell table:number-columns-repeated="16365" table:style-name="ce39"/>
        </table:table-row>
        <table:table-row table:style-name="ro3">
          <table:table-cell table:number-columns-repeated="2" table:style-name="ce90"/>
          <table:table-cell office:value-type="string" table:number-columns-spanned="8" table:number-rows-spanned="1" table:style-name="ce91">
            <text:p>Traffic volume</text:p>
          </table:table-cell>
          <table:covered-table-cell table:number-columns-repeated="7"/>
          <table:table-cell table:style-name="ce89"/>
          <table:table-cell office:value-type="string" table:number-columns-spanned="8" table:number-rows-spanned="1" table:style-name="ce91">
            <text:p>Road length</text:p>
          </table:table-cell>
          <table:covered-table-cell table:number-columns-repeated="7"/>
          <table:table-cell table:number-columns-repeated="16365" table:style-name="ce85"/>
        </table:table-row>
        <table:table-row table:style-name="ro6">
          <table:table-cell table:number-columns-repeated="2" table:style-name="ce90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9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8"/>
          <table:table-cell table:style-name="ce86"/>
          <table:table-cell office:value-type="string" table:number-columns-spanned="3" table:number-rows-spanned="1" table:style-name="ce87">
            <text:p>Highways England (HE) managed roads</text:p>
          </table:table-cell>
          <table:covered-table-cell table:number-columns-repeated="2"/>
          <table:table-cell table:style-name="ce88"/>
          <table:table-cell office:value-type="string" table:number-columns-spanned="3" table:number-rows-spanned="1" table:style-name="ce87">
            <text:p>Local authority (LA) managed <text:s/>roads</text:p>
          </table:table-cell>
          <table:covered-table-cell table:number-columns-repeated="2"/>
          <table:table-cell table:style-name="ce86"/>
          <table:table-cell table:number-columns-repeated="16365" table:style-name="ce85"/>
        </table:table-row>
        <table:table-row table:style-name="ro4">
          <table:table-cell office:value-type="string" table:style-name="ce84">
            <text:p>Region</text:p>
          </table:table-cell>
          <table:table-cell table:style-name="ce83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style-name="ce82"/>
          <table:table-cell office:value-type="string" table:style-name="ce82">
            <text:p>Motorways</text:p>
          </table:table-cell>
          <table:table-cell office:value-type="string" table:style-name="ce82">
            <text:p>'A' roads</text:p>
          </table:table-cell>
          <table:table-cell office:value-type="string" table:style-name="ce82">
            <text:p>All HE roads</text:p>
          </table:table-cell>
          <table:table-cell table:style-name="ce82"/>
          <table:table-cell office:value-type="string" table:style-name="ce82">
            <text:p>Major roads</text:p>
          </table:table-cell>
          <table:table-cell office:value-type="string" table:style-name="ce82">
            <text:p>Minor roads</text:p>
          </table:table-cell>
          <table:table-cell office:value-type="string" table:style-name="ce82">
            <text:p>All LA roads</text:p>
          </table:table-cell>
          <table:table-cell office:value-type="string" table:style-name="ce82">
            <text:p>All Roads</text:p>
          </table:table-cell>
          <table:table-cell table:number-columns-repeated="16365" table:style-name="ce39"/>
        </table:table-row>
        <table:table-row table:style-name="ro7">
          <table:table-cell office:value-type="string" table:style-name="ce20">
            <text:p>North East</text:p>
          </table:table-cell>
          <table:table-cell table:style-name="ce20"/>
          <table:table-cell office:value-type="float" office:value="1.2" table:style-name="ce81">
            <text:p>1.2</text:p>
          </table:table-cell>
          <table:table-cell office:value-type="float" office:value="4" table:style-name="ce81">
            <text:p>4.0</text:p>
          </table:table-cell>
          <table:table-cell office:value-type="float" office:value="5.0999999999999996" table:style-name="ce81">
            <text:p>5.1</text:p>
          </table:table-cell>
          <table:table-cell table:style-name="ce81"/>
          <table:table-cell office:value-type="float" office:value="6.5" table:style-name="ce81">
            <text:p>6.5</text:p>
          </table:table-cell>
          <table:table-cell office:value-type="float" office:value="7.2" table:style-name="ce81">
            <text:p>7.2</text:p>
          </table:table-cell>
          <table:table-cell office:value-type="float" office:value="13.6" table:style-name="ce81">
            <text:p>13.6</text:p>
          </table:table-cell>
          <table:table-cell office:value-type="float" office:value="18.8" table:style-name="ce81">
            <text:p>18.8</text:p>
          </table:table-cell>
          <table:table-cell table:style-name="ce80"/>
          <table:table-cell office:value-type="float" office:value="56" table:style-name="ce79">
            <text:p>56</text:p>
          </table:table-cell>
          <table:table-cell office:value-type="float" office:value="342" table:style-name="ce79">
            <text:p>342</text:p>
          </table:table-cell>
          <table:table-cell office:value-type="float" office:value="398" table:style-name="ce79">
            <text:p>398</text:p>
          </table:table-cell>
          <table:table-cell table:style-name="ce79"/>
          <table:table-cell office:value-type="float" office:value="1430" table:style-name="ce79">
            <text:p>1,430</text:p>
          </table:table-cell>
          <table:table-cell office:value-type="float" office:value="14411" table:style-name="ce79">
            <text:p>14,411</text:p>
          </table:table-cell>
          <table:table-cell office:value-type="float" office:value="15842" table:style-name="ce79">
            <text:p>15,842</text:p>
          </table:table-cell>
          <table:table-cell office:value-type="float" office:value="16239" table:style-name="ce79">
            <text:p>16,23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North West</text:p>
          </table:table-cell>
          <table:table-cell table:style-name="ce20"/>
          <table:table-cell office:value-type="float" office:value="18.2" table:style-name="ce81">
            <text:p>18.2</text:p>
          </table:table-cell>
          <table:table-cell office:value-type="float" office:value="2.2000000000000002" table:style-name="ce81">
            <text:p>2.2</text:p>
          </table:table-cell>
          <table:table-cell office:value-type="float" office:value="20.399999999999999" table:style-name="ce81">
            <text:p>20.4</text:p>
          </table:table-cell>
          <table:table-cell table:style-name="ce81"/>
          <table:table-cell office:value-type="float" office:value="17.7" table:style-name="ce81">
            <text:p>17.7</text:p>
          </table:table-cell>
          <table:table-cell office:value-type="float" office:value="17.399999999999999" table:style-name="ce81">
            <text:p>17.4</text:p>
          </table:table-cell>
          <table:table-cell office:value-type="float" office:value="35.200000000000003" table:style-name="ce81">
            <text:p>35.2</text:p>
          </table:table-cell>
          <table:table-cell office:value-type="float" office:value="55.6" table:style-name="ce81">
            <text:p>55.6</text:p>
          </table:table-cell>
          <table:table-cell table:style-name="ce80"/>
          <table:table-cell office:value-type="float" office:value="625" table:style-name="ce79">
            <text:p>625</text:p>
          </table:table-cell>
          <table:table-cell office:value-type="float" office:value="305" table:style-name="ce79">
            <text:p>305</text:p>
          </table:table-cell>
          <table:table-cell office:value-type="float" office:value="930" table:style-name="ce79">
            <text:p>930</text:p>
          </table:table-cell>
          <table:table-cell table:style-name="ce79"/>
          <table:table-cell office:value-type="float" office:value="3715" table:style-name="ce79">
            <text:p>3,715</text:p>
          </table:table-cell>
          <table:table-cell office:value-type="float" office:value="32381" table:style-name="ce79">
            <text:p>32,381</text:p>
          </table:table-cell>
          <table:table-cell office:value-type="float" office:value="36096" table:style-name="ce79">
            <text:p>36,096</text:p>
          </table:table-cell>
          <table:table-cell office:value-type="float" office:value="37026" table:style-name="ce79">
            <text:p>37,026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Yorkshire and the Humber</text:p>
          </table:table-cell>
          <table:table-cell table:style-name="ce20"/>
          <table:table-cell office:value-type="float" office:value="10.199999999999999" table:style-name="ce81">
            <text:p>10.2</text:p>
          </table:table-cell>
          <table:table-cell office:value-type="float" office:value="3.2" table:style-name="ce81">
            <text:p>3.2</text:p>
          </table:table-cell>
          <table:table-cell office:value-type="float" office:value="13.5" table:style-name="ce81">
            <text:p>13.5</text:p>
          </table:table-cell>
          <table:table-cell table:style-name="ce81"/>
          <table:table-cell office:value-type="float" office:value="14" table:style-name="ce81">
            <text:p>14.0</text:p>
          </table:table-cell>
          <table:table-cell office:value-type="float" office:value="14.7" table:style-name="ce81">
            <text:p>14.7</text:p>
          </table:table-cell>
          <table:table-cell office:value-type="float" office:value="28.7" table:style-name="ce81">
            <text:p>28.7</text:p>
          </table:table-cell>
          <table:table-cell office:value-type="float" office:value="42.1" table:style-name="ce81">
            <text:p>42.1</text:p>
          </table:table-cell>
          <table:table-cell table:style-name="ce80"/>
          <table:table-cell office:value-type="float" office:value="401" table:style-name="ce79">
            <text:p>401</text:p>
          </table:table-cell>
          <table:table-cell office:value-type="float" office:value="279" table:style-name="ce79">
            <text:p>279</text:p>
          </table:table-cell>
          <table:table-cell office:value-type="float" office:value="680" table:style-name="ce79">
            <text:p>680</text:p>
          </table:table-cell>
          <table:table-cell table:style-name="ce79"/>
          <table:table-cell office:value-type="float" office:value="3074" table:style-name="ce79">
            <text:p>3,074</text:p>
          </table:table-cell>
          <table:table-cell office:value-type="float" office:value="28280" table:style-name="ce79">
            <text:p>28,280</text:p>
          </table:table-cell>
          <table:table-cell office:value-type="float" office:value="31354" table:style-name="ce79">
            <text:p>31,354</text:p>
          </table:table-cell>
          <table:table-cell office:value-type="float" office:value="32034" table:style-name="ce79">
            <text:p>32,034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ast Midlands</text:p>
          </table:table-cell>
          <table:table-cell table:style-name="ce20"/>
          <table:table-cell office:value-type="float" office:value="6.8" table:style-name="ce81">
            <text:p>6.8</text:p>
          </table:table-cell>
          <table:table-cell office:value-type="float" office:value="7.6" table:style-name="ce81">
            <text:p>7.6</text:p>
          </table:table-cell>
          <table:table-cell office:value-type="float" office:value="14.4" table:style-name="ce81">
            <text:p>14.4</text:p>
          </table:table-cell>
          <table:table-cell table:style-name="ce81"/>
          <table:table-cell office:value-type="float" office:value="13.5" table:style-name="ce81">
            <text:p>13.5</text:p>
          </table:table-cell>
          <table:table-cell office:value-type="float" office:value="14.1" table:style-name="ce81">
            <text:p>14.1</text:p>
          </table:table-cell>
          <table:table-cell office:value-type="float" office:value="27.6" table:style-name="ce81">
            <text:p>27.6</text:p>
          </table:table-cell>
          <table:table-cell office:value-type="float" office:value="42" table:style-name="ce81">
            <text:p>42.0</text:p>
          </table:table-cell>
          <table:table-cell table:style-name="ce80"/>
          <table:table-cell office:value-type="float" office:value="195" table:style-name="ce79">
            <text:p>195</text:p>
          </table:table-cell>
          <table:table-cell office:value-type="float" office:value="589" table:style-name="ce79">
            <text:p>589</text:p>
          </table:table-cell>
          <table:table-cell office:value-type="float" office:value="784" table:style-name="ce79">
            <text:p>784</text:p>
          </table:table-cell>
          <table:table-cell table:style-name="ce79"/>
          <table:table-cell office:value-type="float" office:value="3274" table:style-name="ce79">
            <text:p>3,274</text:p>
          </table:table-cell>
          <table:table-cell office:value-type="float" office:value="27387" table:style-name="ce79">
            <text:p>27,387</text:p>
          </table:table-cell>
          <table:table-cell office:value-type="float" office:value="30661" table:style-name="ce79">
            <text:p>30,661</text:p>
          </table:table-cell>
          <table:table-cell office:value-type="float" office:value="31445" table:style-name="ce79">
            <text:p>31,445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West Midlands</text:p>
          </table:table-cell>
          <table:table-cell table:style-name="ce20"/>
          <table:table-cell office:value-type="float" office:value="13" table:style-name="ce81">
            <text:p>13.0</text:p>
          </table:table-cell>
          <table:table-cell office:value-type="float" office:value="4.3" table:style-name="ce81">
            <text:p>4.3</text:p>
          </table:table-cell>
          <table:table-cell office:value-type="float" office:value="17.3" table:style-name="ce81">
            <text:p>17.3</text:p>
          </table:table-cell>
          <table:table-cell table:style-name="ce81"/>
          <table:table-cell office:value-type="float" office:value="14.2" table:style-name="ce81">
            <text:p>14.2</text:p>
          </table:table-cell>
          <table:table-cell office:value-type="float" office:value="17.5" table:style-name="ce81">
            <text:p>17.5</text:p>
          </table:table-cell>
          <table:table-cell office:value-type="float" office:value="31.7" table:style-name="ce81">
            <text:p>31.7</text:p>
          </table:table-cell>
          <table:table-cell office:value-type="float" office:value="49" table:style-name="ce81">
            <text:p>49.0</text:p>
          </table:table-cell>
          <table:table-cell table:style-name="ce80"/>
          <table:table-cell office:value-type="float" office:value="435" table:style-name="ce79">
            <text:p>435</text:p>
          </table:table-cell>
          <table:table-cell office:value-type="float" office:value="439" table:style-name="ce79">
            <text:p>439</text:p>
          </table:table-cell>
          <table:table-cell office:value-type="float" office:value="874" table:style-name="ce79">
            <text:p>874</text:p>
          </table:table-cell>
          <table:table-cell table:style-name="ce79"/>
          <table:table-cell office:value-type="float" office:value="3112" table:style-name="ce79">
            <text:p>3,112</text:p>
          </table:table-cell>
          <table:table-cell office:value-type="float" office:value="28972" table:style-name="ce79">
            <text:p>28,972</text:p>
          </table:table-cell>
          <table:table-cell office:value-type="float" office:value="32085" table:style-name="ce79">
            <text:p>32,085</text:p>
          </table:table-cell>
          <table:table-cell office:value-type="float" office:value="32959" table:style-name="ce79">
            <text:p>32,959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East of England</text:p>
          </table:table-cell>
          <table:table-cell table:style-name="ce20"/>
          <table:table-cell office:value-type="float" office:value="9.3000000000000007" table:style-name="ce81">
            <text:p>9.3</text:p>
          </table:table-cell>
          <table:table-cell office:value-type="float" office:value="10.3" table:style-name="ce81">
            <text:p>10.3</text:p>
          </table:table-cell>
          <table:table-cell office:value-type="float" office:value="19.600000000000001" table:style-name="ce81">
            <text:p>19.6</text:p>
          </table:table-cell>
          <table:table-cell table:style-name="ce81"/>
          <table:table-cell office:value-type="float" office:value="16.5" table:style-name="ce81">
            <text:p>16.5</text:p>
          </table:table-cell>
          <table:table-cell office:value-type="float" office:value="21.1" table:style-name="ce81">
            <text:p>21.1</text:p>
          </table:table-cell>
          <table:table-cell office:value-type="float" office:value="37.6" table:style-name="ce81">
            <text:p>37.6</text:p>
          </table:table-cell>
          <table:table-cell office:value-type="float" office:value="57.1" table:style-name="ce81">
            <text:p>57.1</text:p>
          </table:table-cell>
          <table:table-cell table:style-name="ce80"/>
          <table:table-cell office:value-type="float" office:value="262" table:style-name="ce79">
            <text:p>262</text:p>
          </table:table-cell>
          <table:table-cell office:value-type="float" office:value="779" table:style-name="ce79">
            <text:p>779</text:p>
          </table:table-cell>
          <table:table-cell office:value-type="float" office:value="1041" table:style-name="ce79">
            <text:p>1,041</text:p>
          </table:table-cell>
          <table:table-cell table:style-name="ce79"/>
          <table:table-cell office:value-type="float" office:value="3115" table:style-name="ce79">
            <text:p>3,115</text:p>
          </table:table-cell>
          <table:table-cell office:value-type="float" office:value="35652" table:style-name="ce79">
            <text:p>35,652</text:p>
          </table:table-cell>
          <table:table-cell office:value-type="float" office:value="38766" table:style-name="ce79">
            <text:p>38,766</text:p>
          </table:table-cell>
          <table:table-cell office:value-type="float" office:value="39807" table:style-name="ce79">
            <text:p>39,807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London</text:p>
          </table:table-cell>
          <table:table-cell table:style-name="ce20"/>
          <table:table-cell office:value-type="float" office:value="2.4" table:style-name="ce81">
            <text:p>2.4</text:p>
          </table:table-cell>
          <table:table-cell office:value-type="float" office:value="0" table:style-name="ce81">
            <text:p>0.0</text:p>
          </table:table-cell>
          <table:table-cell office:value-type="float" office:value="2.4" table:style-name="ce81">
            <text:p>2.4</text:p>
          </table:table-cell>
          <table:table-cell table:style-name="ce81"/>
          <table:table-cell office:value-type="float" office:value="16.600000000000001" table:style-name="ce81">
            <text:p>16.6</text:p>
          </table:table-cell>
          <table:table-cell office:value-type="float" office:value="10.4" table:style-name="ce81">
            <text:p>10.4</text:p>
          </table:table-cell>
          <table:table-cell office:value-type="float" office:value="27" table:style-name="ce81">
            <text:p>27.0</text:p>
          </table:table-cell>
          <table:table-cell office:value-type="float" office:value="29.3" table:style-name="ce81">
            <text:p>29.3</text:p>
          </table:table-cell>
          <table:table-cell table:style-name="ce80"/>
          <table:table-cell office:value-type="float" office:value="60" table:style-name="ce79">
            <text:p>60</text:p>
          </table:table-cell>
          <table:table-cell office:value-type="float" office:value="0" table:style-name="ce79">
            <text:p>0</text:p>
          </table:table-cell>
          <table:table-cell office:value-type="float" office:value="60" table:style-name="ce79">
            <text:p>60</text:p>
          </table:table-cell>
          <table:table-cell table:style-name="ce79"/>
          <table:table-cell office:value-type="float" office:value="1718" table:style-name="ce79">
            <text:p>1,718</text:p>
          </table:table-cell>
          <table:table-cell office:value-type="float" office:value="13065" table:style-name="ce79">
            <text:p>13,065</text:p>
          </table:table-cell>
          <table:table-cell office:value-type="float" office:value="14783" table:style-name="ce79">
            <text:p>14,783</text:p>
          </table:table-cell>
          <table:table-cell office:value-type="float" office:value="14843" table:style-name="ce79">
            <text:p>14,843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South East</text:p>
          </table:table-cell>
          <table:table-cell table:style-name="ce20"/>
          <table:table-cell office:value-type="float" office:value="22.4" table:style-name="ce81">
            <text:p>22.4</text:p>
          </table:table-cell>
          <table:table-cell office:value-type="float" office:value="10.199999999999999" table:style-name="ce81">
            <text:p>10.2</text:p>
          </table:table-cell>
          <table:table-cell office:value-type="float" office:value="32.700000000000003" table:style-name="ce81">
            <text:p>32.7</text:p>
          </table:table-cell>
          <table:table-cell table:style-name="ce81"/>
          <table:table-cell office:value-type="float" office:value="24.5" table:style-name="ce81">
            <text:p>24.5</text:p>
          </table:table-cell>
          <table:table-cell office:value-type="float" office:value="27.8" table:style-name="ce81">
            <text:p>27.8</text:p>
          </table:table-cell>
          <table:table-cell office:value-type="float" office:value="52.3" table:style-name="ce81">
            <text:p>52.3</text:p>
          </table:table-cell>
          <table:table-cell office:value-type="float" office:value="85" table:style-name="ce81">
            <text:p>85.0</text:p>
          </table:table-cell>
          <table:table-cell table:style-name="ce80"/>
          <table:table-cell office:value-type="float" office:value="644" table:style-name="ce79">
            <text:p>644</text:p>
          </table:table-cell>
          <table:table-cell office:value-type="float" office:value="673" table:style-name="ce79">
            <text:p>673</text:p>
          </table:table-cell>
          <table:table-cell office:value-type="float" office:value="1317" table:style-name="ce79">
            <text:p>1,317</text:p>
          </table:table-cell>
          <table:table-cell table:style-name="ce79"/>
          <table:table-cell office:value-type="float" office:value="4570" table:style-name="ce79">
            <text:p>4,570</text:p>
          </table:table-cell>
          <table:table-cell office:value-type="float" office:value="41958" table:style-name="ce79">
            <text:p>41,958</text:p>
          </table:table-cell>
          <table:table-cell office:value-type="float" office:value="46528" table:style-name="ce79">
            <text:p>46,528</text:p>
          </table:table-cell>
          <table:table-cell office:value-type="float" office:value="47846" table:style-name="ce79">
            <text:p>47,846</text:p>
          </table:table-cell>
          <table:table-cell table:number-columns-repeated="16365" table:style-name="ce39"/>
        </table:table-row>
        <table:table-row table:style-name="ro8">
          <table:table-cell office:value-type="string" table:style-name="ce20">
            <text:p>South West</text:p>
          </table:table-cell>
          <table:table-cell table:style-name="ce20"/>
          <table:table-cell office:value-type="float" office:value="9" table:style-name="ce81">
            <text:p>9.0</text:p>
          </table:table-cell>
          <table:table-cell office:value-type="float" office:value="6.3" table:style-name="ce81">
            <text:p>6.3</text:p>
          </table:table-cell>
          <table:table-cell office:value-type="float" office:value="15.3" table:style-name="ce81">
            <text:p>15.3</text:p>
          </table:table-cell>
          <table:table-cell table:style-name="ce81"/>
          <table:table-cell office:value-type="float" office:value="15.9" table:style-name="ce81">
            <text:p>15.9</text:p>
          </table:table-cell>
          <table:table-cell office:value-type="float" office:value="19.100000000000001" table:style-name="ce81">
            <text:p>19.1</text:p>
          </table:table-cell>
          <table:table-cell office:value-type="float" office:value="35" table:style-name="ce81">
            <text:p>35.0</text:p>
          </table:table-cell>
          <table:table-cell office:value-type="float" office:value="50.3" table:style-name="ce81">
            <text:p>50.3</text:p>
          </table:table-cell>
          <table:table-cell table:style-name="ce80"/>
          <table:table-cell office:value-type="float" office:value="327" table:style-name="ce79">
            <text:p>327</text:p>
          </table:table-cell>
          <table:table-cell office:value-type="float" office:value="737" table:style-name="ce79">
            <text:p>737</text:p>
          </table:table-cell>
          <table:table-cell office:value-type="float" office:value="1063" table:style-name="ce79">
            <text:p>1,063</text:p>
          </table:table-cell>
          <table:table-cell table:style-name="ce79"/>
          <table:table-cell office:value-type="float" office:value="4217" table:style-name="ce79">
            <text:p>4,217</text:p>
          </table:table-cell>
          <table:table-cell office:value-type="float" office:value="44817" table:style-name="ce79">
            <text:p>44,817</text:p>
          </table:table-cell>
          <table:table-cell office:value-type="float" office:value="49033" table:style-name="ce79">
            <text:p>49,033</text:p>
          </table:table-cell>
          <table:table-cell office:value-type="float" office:value="50097" table:style-name="ce79">
            <text:p>50,097</text:p>
          </table:table-cell>
          <table:table-cell table:number-columns-repeated="16365" table:style-name="ce39"/>
        </table:table-row>
        <table:table-row table:style-name="ro9">
          <table:table-cell office:value-type="string" table:style-name="ce20">
            <text:p>England</text:p>
          </table:table-cell>
          <table:table-cell table:style-name="ce20"/>
          <table:table-cell office:value-type="float" office:value="92.3" table:style-name="ce81">
            <text:p>92.3</text:p>
          </table:table-cell>
          <table:table-cell office:value-type="float" office:value="48.2" table:style-name="ce81">
            <text:p>48.2</text:p>
          </table:table-cell>
          <table:table-cell office:value-type="float" office:value="140.6" table:style-name="ce81">
            <text:p>140.6</text:p>
          </table:table-cell>
          <table:table-cell table:style-name="ce81"/>
          <table:table-cell office:value-type="float" office:value="139.19999999999999" table:style-name="ce81">
            <text:p>139.2</text:p>
          </table:table-cell>
          <table:table-cell office:value-type="float" office:value="149.4" table:style-name="ce81">
            <text:p>149.4</text:p>
          </table:table-cell>
          <table:table-cell office:value-type="float" office:value="288.60000000000002" table:style-name="ce81">
            <text:p>288.6</text:p>
          </table:table-cell>
          <table:table-cell office:value-type="float" office:value="429.1" table:style-name="ce81">
            <text:p>429.1</text:p>
          </table:table-cell>
          <table:table-cell table:style-name="ce80"/>
          <table:table-cell office:value-type="float" office:value="3005" table:style-name="ce79">
            <text:p>3,005</text:p>
          </table:table-cell>
          <table:table-cell office:value-type="float" office:value="4143" table:style-name="ce79">
            <text:p>4,143</text:p>
          </table:table-cell>
          <table:table-cell office:value-type="float" office:value="7148" table:style-name="ce79">
            <text:p>7,148</text:p>
          </table:table-cell>
          <table:table-cell table:style-name="ce79"/>
          <table:table-cell office:value-type="float" office:value="28224" table:style-name="ce79">
            <text:p>28,224</text:p>
          </table:table-cell>
          <table:table-cell office:value-type="float" office:value="266923" table:style-name="ce79">
            <text:p>266,923</text:p>
          </table:table-cell>
          <table:table-cell office:value-type="float" office:value="295147" table:style-name="ce79">
            <text:p>295,147</text:p>
          </table:table-cell>
          <table:table-cell office:value-type="float" office:value="302295" table:style-name="ce79">
            <text:p>302,295</text:p>
          </table:table-cell>
          <table:table-cell table:number-columns-repeated="16365" table:style-name="ce39"/>
        </table:table-row>
        <table:table-row table:style-name="ro10">
          <table:table-cell table:number-columns-repeated="2" table:style-name="ce78"/>
          <table:table-cell table:number-columns-repeated="11" table:style-name="ce25"/>
          <table:table-cell table:number-columns-repeated="6" table:style-name="ce77"/>
          <table:table-cell table:number-columns-repeated="16365" table:style-name="ce39"/>
        </table:table-row>
        <table:table-row table:style-name="ro10">
          <table:table-cell table:number-columns-repeated="2" table:style-name="ce99"/>
          <table:table-cell table:number-columns-repeated="11" table:style-name="ce32"/>
          <table:table-cell table:number-columns-repeated="6" table:style-name="ce73"/>
          <table:table-cell table:number-columns-repeated="16365" table:style-name="ce39"/>
        </table:table-row>
        <table:table-row table:style-name="ro14">
          <table:table-cell office:value-type="string" table:style-name="ce100">
            <text:p>R 2014 traffic estimates were revised as part of the production of 2015 statistics</text:p>
          </table:table-cell>
          <table:table-cell table:style-name="ce99"/>
          <table:table-cell table:number-columns-repeated="11" table:style-name="ce32"/>
          <table:table-cell table:number-columns-repeated="6" table:style-name="ce73"/>
          <table:table-cell table:number-columns-repeated="16365" table:style-name="ce39"/>
        </table:table-row>
        <table:table-row table:style-name="ro9">
          <table:table-cell office:value-type="string" table:style-name="ce73">
            <text:p>Telephone: 020 7944 3095</text:p>
          </table:table-cell>
          <table:table-cell table:number-columns-repeated="17" table:style-name="ce73"/>
          <table:table-cell office:value-type="string" table:style-name="ce75">
            <text:p>Source: DfT National Road Traffic Survey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3">
            <text:p>Email: roadtraff.stats@dft.gsi.gov.uk</text:p>
          </table:table-cell>
          <table:table-cell table:number-columns-repeated="17" table:style-name="ce73"/>
          <table:table-cell office:value-type="string" table:style-name="ce75">
            <text:p>Last updated: May 2016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6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style-name="ce76"/>
          <table:table-cell table:number-columns-repeated="16" table:style-name="ce73"/>
          <table:table-cell office:value-type="string" table:style-name="ce75">
            <text:p>Next updated: None</text:p>
          </table:table-cell>
          <table:table-cell table:number-columns-repeated="16365" table:style-name="ce39"/>
        </table:table-row>
        <table:table-row table:style-name="ro12">
          <table:table-cell office:value-type="string" table:style-name="ce73">
            <text:p>The figures in this table are National Statistics.</text:p>
          </table:table-cell>
          <table:table-cell table:number-columns-repeated="18" table:style-name="ce73"/>
          <table:table-cell table:number-columns-repeated="16365" table:style-name="ce39"/>
        </table:table-row>
        <table:table-row table:style-name="ro12">
          <table:table-cell table:number-columns-repeated="16384"/>
        </table:table-row>
        <table:table-row table:number-rows-repeated="6" table:style-name="ro12">
          <table:table-cell table:number-columns-repeated="2" table:style-name="ce73"/>
          <table:table-cell table:number-columns-repeated="17" table:style-name="ce74"/>
          <table:table-cell table:number-columns-repeated="16365" table:style-name="ce39"/>
        </table:table-row>
        <table:table-row table:number-rows-repeated="6" table:style-name="ro12">
          <table:table-cell table:number-columns-repeated="2" table:style-name="ce39"/>
          <table:table-cell table:number-columns-repeated="17" table:style-name="ce74"/>
          <table:table-cell table:number-columns-repeated="16365" table:style-name="ce39"/>
        </table:table-row>
        <table:table-row table:number-rows-repeated="1048538" table:style-name="ro12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4116_(2017).$A$1"/>
          <table:named-expression table:name="_1981" table:expression="of:=[.#REF!]" table:base-cell-address="TRA4116_(2017).$A$1"/>
          <table:named-expression table:name="activeCell" table:expression="of:=[.#REF!]" table:base-cell-address="TRA4116_(2017).$A$1"/>
          <table:named-expression table:name="ANNUAL" table:expression="of:=[.#REF!]" table:base-cell-address="TRA4116_(2017).$A$1"/>
          <table:named-expression table:name="BARQTR" table:expression="of:=[.#REF!]" table:base-cell-address="TRA4116_(2017).$A$1"/>
          <table:named-expression table:name="BELGIUM" table:expression="of:=[.#REF!]" table:base-cell-address="TRA4116_(2017).$A$1"/>
          <table:named-expression table:name="CategoryTitle" table:expression="of:=[.#REF!]" table:base-cell-address="TRA4116_(2017).$A$1"/>
          <table:named-expression table:name="DEFLATOR" table:expression="of:=[.#REF!]" table:base-cell-address="TRA4116_(2017).$A$1"/>
          <table:named-expression table:name="dgdsfyh" table:expression="of:=[.#REF!]" table:base-cell-address="TRA4116_(2017).$A$1"/>
          <table:named-expression table:name="DK" table:expression="of:=[.#REF!]" table:base-cell-address="TRA4116_(2017).$A$1"/>
          <table:named-expression table:name="DNK_D" table:expression="of:=[.#REF!]" table:base-cell-address="TRA4116_(2017).$A$1"/>
          <table:named-expression table:name="EIRE" table:expression="of:=[.#REF!]" table:base-cell-address="TRA4116_(2017).$A$1"/>
          <table:named-expression table:name="fbegyear" table:expression="of:=[.#REF!]" table:base-cell-address="TRA4116_(2017).$A$1"/>
          <table:named-expression table:name="fendyear" table:expression="of:=[.#REF!]" table:base-cell-address="TRA4116_(2017).$A$1"/>
          <table:named-expression table:name="FL" table:expression="of:=[.#REF!]" table:base-cell-address="TRA4116_(2017).$A$1"/>
          <table:named-expression table:name="Footnotes" table:expression="of:=[.#REF!]" table:base-cell-address="TRA4116_(2017).$A$1"/>
          <table:named-expression table:name="FRANCE" table:expression="of:=[.#REF!]" table:base-cell-address="TRA4116_(2017).$A$1"/>
          <table:named-expression table:name="fyear" table:expression="of:=[.#REF!]" table:base-cell-address="TRA4116_(2017).$A$1"/>
          <table:named-expression table:name="GERMANY" table:expression="of:=[.#REF!]" table:base-cell-address="TRA4116_(2017).$A$1"/>
          <table:named-expression table:name="GraphTitle" table:expression="of:=[.#REF!]" table:base-cell-address="TRA4116_(2017).$A$1"/>
          <table:named-expression table:name="ITALY" table:expression="of:=[.#REF!]" table:base-cell-address="TRA4116_(2017).$A$1"/>
          <table:named-expression table:name="NLS" table:expression="of:=[.#REF!]" table:base-cell-address="TRA4116_(2017).$A$1"/>
          <table:named-expression table:name="NONEC" table:expression="of:=[.#REF!]" table:base-cell-address="TRA4116_(2017).$A$1"/>
          <table:named-expression table:name="OldData" table:expression="of:=[.#REF!]" table:base-cell-address="TRA4116_(2017).$A$1"/>
          <table:named-expression table:name="OTHEREC" table:expression="of:=[.#REF!]" table:base-cell-address="TRA4116_(2017).$A$1"/>
          <table:named-expression table:name="PIE" table:expression="of:=[.#REF!]" table:base-cell-address="TRA4116_(2017).$A$1"/>
          <table:named-range table:name="Print_Area" table:cell-range-address="TRA4116_(2014).$A$1:TRA4116_(2014).$S$25" table:base-cell-address="TRA4116_(2014).$A$1"/>
          <table:named-expression table:name="PUBLISH_Print_Area" table:expression="of:=[.#REF!]" table:base-cell-address="TRA4116_(2017).$A$1"/>
          <table:named-expression table:name="PUBLISH1998_Print_Area" table:expression="of:=[.#REF!]" table:base-cell-address="TRA4116_(2017).$A$1"/>
          <table:named-expression table:name="qryNonEUBreakdown" table:expression="of:=[.#REF!]" table:base-cell-address="TRA4116_(2017).$A$1"/>
          <table:named-expression table:name="QUARTER" table:expression="of:=[.#REF!]" table:base-cell-address="TRA4116_(2017).$A$1"/>
          <table:named-expression table:name="SPAIN" table:expression="of:=[.#REF!]" table:base-cell-address="TRA4116_(2017).$A$1"/>
          <table:named-expression table:name="TableTitle" table:expression="of:=[.#REF!]" table:base-cell-address="TRA4116_(2017).$A$1"/>
          <table:named-expression table:name="testing" table:expression="of:=[.#REF!]" table:base-cell-address="TRA4116_(2017).$A$1"/>
          <table:named-expression table:name="ValueTitle" table:expression="of:=[.#REF!]" table:base-cell-address="TRA4116_(2017).$A$1"/>
        </table:named-expressions>
      </table:table>
      <table:table table:name="'file:///C:/2005Publications/RoRo%20Q2_2005/Bulletin205draft.xls'#CommentarySA" table:style-name="ta3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3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3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3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3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3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3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3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3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3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3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3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3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3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3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3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3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3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3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3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3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3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3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3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3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3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3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3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3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3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TRA4116_(2017).$A$1"/>
        <table:named-range table:name="\p" table:cell-range-address="'file:///C:/2005Publications/RoRo%20Q2_2005/Bulletin205draft.xls'#TABLE1a.$P$1" table:base-cell-address="TRA4116_(2017).$A$1"/>
        <table:named-range table:name="\t" table:cell-range-address="'file:///C:/2005Publications/RoRo%20Q2_2005/Bulletin205draft.xls'#TABLE1a.$U$3" table:base-cell-address="TRA4116_(2017).$A$1"/>
        <table:named-expression table:name="_1.2__Average_distance_travelled_by_mode_of_travel__1975_76__1985_86_and_1993_95" table:expression="of:=[.#REF!]" table:base-cell-address="TRA4116_(2017).$A$1"/>
        <table:named-expression table:name="_1981" table:expression="of:=[.#REF!]" table:base-cell-address="TRA4116_(2017).$A$1"/>
        <table:named-expression table:name="activeCell" table:expression="of:=[.#REF!]" table:base-cell-address="TRA4116_(2017).$A$1"/>
        <table:named-expression table:name="ALL" table:expression="of:=#N/A" table:base-cell-address="TRA4116_(2017).$A$1"/>
        <table:named-range table:name="ANNBELGIUM" table:cell-range-address="'file:///C:/2005Publications/RoRo%20Q2_2005/Bulletin205draft.xls'#TABLE5.$D$5:TABLE5.$D$12" table:base-cell-address="TRA4116_(2017).$A$1"/>
        <table:named-range table:name="ANNDVR" table:cell-range-address="'file:///C:/2005Publications/RoRo%20Q2_2005/Bulletin205draft.xls'#TABLE4AL.$D$6:TABLE4AL.$D$12" table:base-cell-address="TRA4116_(2017).$A$1"/>
        <table:named-range table:name="ANNENG" table:cell-range-address="'file:///C:/2005Publications/RoRo%20Q2_2005/Bulletin205draft.xls'#TABLE4AL.$F$6:TABLE4AL.$F$12" table:base-cell-address="TRA4116_(2017).$A$1"/>
        <table:named-range table:name="ANNFORIEGN" table:cell-range-address="'file:///C:/2005Publications/RoRo%20Q2_2005/Bulletin205draft.xls'#TABLE1a.$P$37" table:base-cell-address="TRA4116_(2017).$A$1"/>
        <table:named-range table:name="ANNFRANCE" table:cell-range-address="'file:///C:/2005Publications/RoRo%20Q2_2005/Bulletin205draft.xls'#TABLE5.$B$5:TABLE5.$B$12" table:base-cell-address="TRA4116_(2017).$A$1"/>
        <table:named-range table:name="ANNL" table:cell-range-address="'file:///C:/2005Publications/RoRo%20Q2_2005/Bulletin205draft.xls'#TABLE5.$F$5:TABLE5.$F$12" table:base-cell-address="TRA4116_(2017).$A$1"/>
        <table:named-range table:name="ANNOTHER" table:cell-range-address="'file:///C:/2005Publications/RoRo%20Q2_2005/Bulletin205draft.xls'#TABLE5.$J$5:TABLE5.$J$12" table:base-cell-address="TRA4116_(2017).$A$1"/>
        <table:named-range table:name="ANNSE" table:cell-range-address="'file:///C:/2005Publications/RoRo%20Q2_2005/Bulletin205draft.xls'#TABLE4AL.$B$6:TABLE4AL.$B$12" table:base-cell-address="TRA4116_(2017).$A$1"/>
        <table:named-expression table:name="ANNUAL" table:expression="of:=[.#REF!]" table:base-cell-address="TRA4116_(2017).$A$1"/>
        <table:named-range table:name="ANNUK" table:cell-range-address="'file:///C:/2005Publications/RoRo%20Q2_2005/Bulletin205draft.xls'#TABLE1a.$E$8:TABLE1a.$E$14" table:base-cell-address="TRA4116_(2017).$A$1"/>
        <table:named-range table:name="ANNUT" table:cell-range-address="'file:///C:/2005Publications/RoRo%20Q2_2005/Bulletin205draft.xls'#TABLE1a.$M$8:TABLE1a.$M$14" table:base-cell-address="TRA4116_(2017).$A$1"/>
        <table:named-expression table:name="BARQTR" table:expression="of:=[.#REF!]" table:base-cell-address="TRA4116_(2017).$A$1"/>
        <table:named-expression table:name="BELGIUM" table:expression="of:=[.#REF!]" table:base-cell-address="TRA4116_(2017).$A$1"/>
        <table:named-expression table:name="BULL" table:expression="of:=#N/A" table:base-cell-address="TRA4116_(2017).$A$1"/>
        <table:named-range table:name="CAMARA" table:cell-range-address="'file:///C:/2005Publications/RoRo%20Q2_2005/Bulletin205draft.xls'#TABLE1a.$P$4" table:base-cell-address="TRA4116_(2017).$A$1"/>
        <table:named-expression table:name="CategoryTitle" table:expression="of:=[.#REF!]" table:base-cell-address="TRA4116_(2017).$A$1"/>
        <table:named-range table:name="CLONE" table:cell-range-address="'file:///C:/2005Publications/RoRo%20Q2_2005/Bulletin205draft.xls'#TABLE1a.$P$6" table:base-cell-address="TRA4116_(2017).$A$1"/>
        <table:named-expression table:name="DEFLATOR" table:expression="of:=[.#REF!]" table:base-cell-address="TRA4116_(2017).$A$1"/>
        <table:named-expression table:name="dgdsfyh" table:expression="of:=[.#REF!]" table:base-cell-address="TRA4116_(2017).$A$1"/>
        <table:named-expression table:name="DK" table:expression="of:=[.#REF!]" table:base-cell-address="TRA4116_(2017).$A$1"/>
        <table:named-expression table:name="DNK_D" table:expression="of:=[.#REF!]" table:base-cell-address="TRA4116_(2017).$A$1"/>
        <table:named-expression table:name="DOVER" table:expression="of:=#N/A" table:base-cell-address="TRA4116_(2017).$A$1"/>
        <table:named-expression table:name="EIRE" table:expression="of:=[.#REF!]" table:base-cell-address="TRA4116_(2017).$A$1"/>
        <table:named-expression table:name="ENGLISH" table:expression="of:=#N/A" table:base-cell-address="TRA4116_(2017).$A$1"/>
        <table:named-expression table:name="fbegyear" table:expression="of:=[.#REF!]" table:base-cell-address="TRA4116_(2017).$A$1"/>
        <table:named-expression table:name="fendyear" table:expression="of:=[.#REF!]" table:base-cell-address="TRA4116_(2017).$A$1"/>
        <table:named-expression table:name="FL" table:expression="of:=[.#REF!]" table:base-cell-address="TRA4116_(2017).$A$1"/>
        <table:named-expression table:name="Footnotes" table:expression="of:=[.#REF!]" table:base-cell-address="TRA4116_(2017).$A$1"/>
        <table:named-range table:name="FOREIGN" table:cell-range-address="'file:///C:/2005Publications/RoRo%20Q2_2005/Bulletin205draft.xls'#TABLE1a.$P$38:TABLE1a.$P$52" table:base-cell-address="TRA4116_(2017).$A$1"/>
        <table:named-expression table:name="FRANCE" table:expression="of:=[.#REF!]" table:base-cell-address="TRA4116_(2017).$A$1"/>
        <table:named-expression table:name="fyear" table:expression="of:=[.#REF!]" table:base-cell-address="TRA4116_(2017).$A$1"/>
        <table:named-expression table:name="GERMANY" table:expression="of:=[.#REF!]" table:base-cell-address="TRA4116_(2017).$A$1"/>
        <table:named-expression table:name="GraphData" table:expression="of:=['file:///C:/TSGB1998/SECTION1/1-13-98.XLS'#'TIS-INDEX'.$B$13:.$Q$44]~['file:///C:/TSGB1998/SECTION1/1-13-98.XLS'#'TIS-INDEX'.$E$9:.$R$9]" table:base-cell-address="TRA4116_(2017).$A$1"/>
        <table:named-expression table:name="GraphTitle" table:expression="of:=[.#REF!]" table:base-cell-address="TRA4116_(2017).$A$1"/>
        <table:named-expression table:name="ITALY" table:expression="of:=[.#REF!]" table:base-cell-address="TRA4116_(2017).$A$1"/>
        <table:named-expression table:name="NLS" table:expression="of:=[.#REF!]" table:base-cell-address="TRA4116_(2017).$A$1"/>
        <table:named-expression table:name="NONEC" table:expression="of:=[.#REF!]" table:base-cell-address="TRA4116_(2017).$A$1"/>
        <table:named-expression table:name="NORTHSEA" table:expression="of:=#N/A" table:base-cell-address="TRA4116_(2017).$A$1"/>
        <table:named-expression table:name="OldData" table:expression="of:=[.#REF!]" table:base-cell-address="TRA4116_(2017).$A$1"/>
        <table:named-expression table:name="OTHER" table:expression="of:=#N/A" table:base-cell-address="TRA4116_(2017).$A$1"/>
        <table:named-expression table:name="OTHEREC" table:expression="of:=[.#REF!]" table:base-cell-address="TRA4116_(2017).$A$1"/>
        <table:named-expression table:name="PIE" table:expression="of:=[.#REF!]" table:base-cell-address="TRA4116_(2017).$A$1"/>
        <table:named-expression table:name="Print_Area" table:expression="of:=[.#REF!]" table:base-cell-address="TRA4116_(2017).$A$1"/>
        <table:named-range table:name="Print_Area_MI" table:cell-range-address="'file:///C:/2005Publications/RoRo%20Q2_2005/Bulletin205draft.xls'#TABLE1a.$A$1:TABLE1a.$O$37" table:base-cell-address="TRA4116_(2017).$A$1"/>
        <table:named-expression table:name="PUBLISH_Print_Area" table:expression="of:=[.#REF!]" table:base-cell-address="TRA4116_(2017).$A$1"/>
        <table:named-expression table:name="PUBLISH1998_Print_Area" table:expression="of:=[.#REF!]" table:base-cell-address="TRA4116_(2017).$A$1"/>
        <table:named-expression table:name="qryNonEUBreakdown" table:expression="of:=[.#REF!]" table:base-cell-address="TRA4116_(2017).$A$1"/>
        <table:named-expression table:name="QUARTER" table:expression="of:=[.#REF!]" table:base-cell-address="TRA4116_(2017).$A$1"/>
        <table:named-expression table:name="SPAIN" table:expression="of:=[.#REF!]" table:base-cell-address="TRA4116_(2017).$A$1"/>
        <table:named-range table:name="tab" table:cell-range-address="'file:///C:/IRHS/EXCEL/RORO/bulletins/2003/SA%20Changes/SA%20Changes%20to%20bulletin%20-%20draft.xls'#TABLE1a.$U$3" table:base-cell-address="TRA4116_(2017).$A$1"/>
        <table:named-expression table:name="TAB4ALL" table:expression="of:=#N/A" table:base-cell-address="TRA4116_(2017).$A$1"/>
        <table:named-expression table:name="TAB4PV" table:expression="of:=#N/A" table:base-cell-address="TRA4116_(2017).$A$1"/>
        <table:named-expression table:name="TAB4UT" table:expression="of:=#N/A" table:base-cell-address="TRA4116_(2017).$A$1"/>
        <table:named-expression table:name="TableTitle" table:expression="of:=[.#REF!]" table:base-cell-address="TRA4116_(2017).$A$1"/>
        <table:named-expression table:name="testing" table:expression="of:=[.#REF!]" table:base-cell-address="TRA4116_(2017).$A$1"/>
        <table:named-expression table:name="UK" table:expression="of:=#N/A" table:base-cell-address="TRA4116_(2017).$A$1"/>
        <table:named-expression table:name="UT" table:expression="of:=#N/A" table:base-cell-address="TRA4116_(2017).$A$1"/>
        <table:named-expression table:name="ValueTitle" table:expression="of:=[.#REF!]" table:base-cell-address="TRA4116_(2017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number-style style:name="N38">
      <number:number number:decimal-places="1" number:min-integer-digits="1" number:grouping="true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40"/>
    <style:style style:name="Comma_32_3" style:display-name="Comma 3" style:family="table-cell" style:data-style-name="N40"/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2501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3" style:display-name="Normal_TRA2501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_32_3" style:display-name="Normal_TRA2502a 3" style:family="table-cell" style:data-style-name="N38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2" style:display-name="Normal_TRA9901 2" style:family="table-cell" style:data-style-name="N0">
      <style:table-cell-properties style:vertical-align="automatic" fo:background-color="transparen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53in" fo:margin-right="0.39in" style:print-orientation="landscape" style:print-page-order="ttb" style:first-page-number="continue" style:scale-to="7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26:19Z</meta:creation-date>
    <dc:date>2018-07-03T17:17:58Z</dc:date>
  </office:meta>
</office:document-meta>
</file>